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0.84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17.6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69.85mm" fo:break-before="auto" style:use-optimal-row-height="false"/>
    </style:style>
    <style:style style:name="ro6" style:family="table-row">
      <style:table-row-properties style:row-height="37.57mm" fo:break-before="auto" style:use-optimal-row-height="false"/>
    </style:style>
    <style:style style:name="ro7" style:family="table-row">
      <style:table-row-properties style:row-height="39.69mm" fo:break-before="auto" style:use-optimal-row-height="false"/>
    </style:style>
    <style:style style:name="ro8" style:family="table-row">
      <style:table-row-properties style:row-height="50.27mm" fo:break-before="auto" style:use-optimal-row-height="false"/>
    </style:style>
    <style:style style:name="ro9" style:family="table-row">
      <style:table-row-properties style:row-height="44.71mm" fo:break-before="auto" style:use-optimal-row-height="false"/>
    </style:style>
    <style:style style:name="ro10" style:family="table-row">
      <style:table-row-properties style:row-height="35.72mm" fo:break-before="auto" style:use-optimal-row-height="false"/>
    </style:style>
    <style:style style:name="ro11" style:family="table-row">
      <style:table-row-properties style:row-height="74.88mm" fo:break-before="auto" style:use-optimal-row-height="false"/>
    </style:style>
    <style:style style:name="ro12" style:family="table-row">
      <style:table-row-properties style:row-height="70.91mm" fo:break-before="auto" style:use-optimal-row-height="false"/>
    </style:style>
    <style:style style:name="ro13" style:family="table-row">
      <style:table-row-properties style:row-height="68.26mm" fo:break-before="auto" style:use-optimal-row-height="false"/>
    </style:style>
    <style:style style:name="ro14" style:family="table-row">
      <style:table-row-properties style:row-height="70.11mm" fo:break-before="auto" style:use-optimal-row-height="false"/>
    </style:style>
    <style:style style:name="ro15" style:family="table-row">
      <style:table-row-properties style:row-height="34.4mm" fo:break-before="auto" style:use-optimal-row-height="false"/>
    </style:style>
    <style:style style:name="ro16" style:family="table-row">
      <style:table-row-properties style:row-height="73.55mm" fo:break-before="auto" style:use-optimal-row-height="false"/>
    </style:style>
    <style:style style:name="ro17" style:family="table-row">
      <style:table-row-properties style:row-height="80.7mm" fo:break-before="auto" style:use-optimal-row-height="false"/>
    </style:style>
    <style:style style:name="ro18" style:family="table-row">
      <style:table-row-properties style:row-height="69.59mm" fo:break-before="auto" style:use-optimal-row-height="false"/>
    </style:style>
    <style:style style:name="ro19" style:family="table-row">
      <style:table-row-properties style:row-height="42.86mm" fo:break-before="auto" style:use-optimal-row-height="false"/>
    </style:style>
    <style:style style:name="ro20" style:family="table-row">
      <style:table-row-properties style:row-height="45.84mm" fo:break-before="auto" style:use-optimal-row-height="false"/>
    </style:style>
    <style:style style:name="ro21" style:family="table-row">
      <style:table-row-properties style:row-height="35.26mm" fo:break-before="auto" style:use-optimal-row-height="false"/>
    </style:style>
    <style:style style:name="ro22" style:family="table-row">
      <style:table-row-properties style:row-height="38.36mm" fo:break-before="auto" style:use-optimal-row-height="false"/>
    </style:style>
    <style:style style:name="ro23" style:family="table-row">
      <style:table-row-properties style:row-height="38.63mm" fo:break-before="auto" style:use-optimal-row-height="false"/>
    </style:style>
    <style:style style:name="ro24" style:family="table-row">
      <style:table-row-properties style:row-height="73.29mm" fo:break-before="auto" style:use-optimal-row-height="false"/>
    </style:style>
    <style:style style:name="ro25" style:family="table-row">
      <style:table-row-properties style:row-height="44.45mm" fo:break-before="auto" style:use-optimal-row-height="false"/>
    </style:style>
    <style:style style:name="ro26" style:family="table-row">
      <style:table-row-properties style:row-height="40.48mm" fo:break-before="auto" style:use-optimal-row-height="false"/>
    </style:style>
    <style:style style:name="ro27" style:family="table-row">
      <style:table-row-properties style:row-height="66.41mm" fo:break-before="auto" style:use-optimal-row-height="false"/>
    </style:style>
    <style:style style:name="ro28" style:family="table-row">
      <style:table-row-properties style:row-height="37.84mm" fo:break-before="auto" style:use-optimal-row-height="false"/>
    </style:style>
    <style:style style:name="ro29" style:family="table-row">
      <style:table-row-properties style:row-height="65.35mm" fo:break-before="auto" style:use-optimal-row-height="false"/>
    </style:style>
    <style:style style:name="ro30" style:family="table-row">
      <style:table-row-properties style:row-height="70.38mm" fo:break-before="auto" style:use-optimal-row-height="false"/>
    </style:style>
    <style:style style:name="ro31" style:family="table-row">
      <style:table-row-properties style:row-height="61.38mm" fo:break-before="auto" style:use-optimal-row-height="false"/>
    </style:style>
    <style:style style:name="ro32" style:family="table-row">
      <style:table-row-properties style:row-height="64.82mm" fo:break-before="auto" style:use-optimal-row-height="false"/>
    </style:style>
    <style:style style:name="ro33" style:family="table-row">
      <style:table-row-properties style:row-height="65.88mm" fo:break-before="auto" style:use-optimal-row-height="false"/>
    </style:style>
    <style:style style:name="ro34" style:family="table-row">
      <style:table-row-properties style:row-height="59mm" fo:break-before="auto" style:use-optimal-row-height="false"/>
    </style:style>
    <style:style style:name="ro35" style:family="table-row">
      <style:table-row-properties style:row-height="42.6mm" fo:break-before="auto" style:use-optimal-row-height="false"/>
    </style:style>
    <style:style style:name="ro36" style:family="table-row">
      <style:table-row-properties style:row-height="60.33mm" fo:break-before="auto" style:use-optimal-row-height="false"/>
    </style:style>
    <style:style style:name="ro37" style:family="table-row">
      <style:table-row-properties style:row-height="69.32mm" fo:break-before="page" style:use-optimal-row-height="false"/>
    </style:style>
    <style:style style:name="ro38" style:family="table-row">
      <style:table-row-properties style:row-height="59.27mm" fo:break-before="auto" style:use-optimal-row-height="false"/>
    </style:style>
    <style:style style:name="ro39" style:family="table-row">
      <style:table-row-properties style:row-height="35.26mm" fo:break-before="page" style:use-optimal-row-height="false"/>
    </style:style>
    <style:style style:name="ro40" style:family="table-row">
      <style:table-row-properties style:row-height="40.22mm" fo:break-before="auto" style:use-optimal-row-height="false"/>
    </style:style>
    <style:style style:name="ro41" style:family="table-row">
      <style:table-row-properties style:row-height="41.54mm" fo:break-before="auto" style:use-optimal-row-height="false"/>
    </style:style>
    <style:style style:name="ro42" style:family="table-row">
      <style:table-row-properties style:row-height="41.8mm" fo:break-before="auto" style:use-optimal-row-height="false"/>
    </style:style>
    <style:style style:name="ro43" style:family="table-row">
      <style:table-row-properties style:row-height="42.33mm" fo:break-before="auto" style:use-optimal-row-height="false"/>
    </style:style>
    <style:style style:name="ro44" style:family="table-row">
      <style:table-row-properties style:row-height="47.63mm" fo:break-before="auto" style:use-optimal-row-height="false"/>
    </style:style>
    <style:style style:name="ro45" style:family="table-row">
      <style:table-row-properties style:row-height="11.91mm" fo:break-before="auto" style:use-optimal-row-height="false"/>
    </style:style>
    <style:style style:name="ro46" style:family="table-row">
      <style:table-row-properties style:row-height="8.27mm" fo:break-before="auto" style:use-optimal-row-height="false"/>
    </style:style>
    <style:style style:name="ro47" style:family="table-row">
      <style:table-row-properties style:row-height="13.23mm" fo:break-before="auto" style:use-optimal-row-height="false"/>
    </style:style>
    <style:style style:name="ro48" style:family="table-row">
      <style:table-row-properties style:row-height="5.8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" style:data-style-name="N197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9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99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97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" style:data-style-name="N197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" style:data-style-name="N197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199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0.74pt solid #00000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f0000"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-ranges="議員4.A1:議員4.I9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6" table:default-cell-style-name="ce16"/>
        <table:table-column table:style-name="co7" table:number-columns-repeated="248" table:default-cell-style-name="ce16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雲林縣政府104年度對議員所提地方建設建議事項處理明細表</text:p>
            </table:table-cell>
            <table:covered-table-cell table:style-name="ce17"/>
            <table:covered-table-cell table:number-columns-repeated="4" table:style-name="ce26"/>
            <table:covered-table-cell table:number-columns-repeated="2" table:style-name="ce44"/>
            <table:covered-table-cell table:style-name="ce17"/>
            <table:table-cell table:number-columns-repeated="1015"/>
          </table:table-row>
          <table:table-row table:style-name="ro2">
            <table:table-cell table:style-name="ce1" office:value-type="string" calcext:value-type="string" table:number-columns-spanned="9" table:number-rows-spanned="1">
              <text:p>至104年12月止</text:p>
            </table:table-cell>
            <table:covered-table-cell table:style-name="ce17"/>
            <table:covered-table-cell table:number-columns-repeated="4" table:style-name="ce26"/>
            <table:covered-table-cell table:number-columns-repeated="2" table:style-name="ce44"/>
            <table:covered-table-cell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8" office:value-type="string" calcext:value-type="string" table:number-columns-spanned="7" table:number-rows-spanned="1">
              <text:p>(本表為年報)</text:p>
            </table:table-cell>
            <table:covered-table-cell table:number-columns-repeated="6" table:style-name="ce27"/>
            <table:table-cell table:style-name="ce48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  <text:p><text:span text:style-name="T1">請填列「採購標案名稱及案號」</text:span>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39"/>
            <table:covered-table-cell table:style-name="ce49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37" office:value-type="string" calcext:value-type="string">
              <text:p>核定金額</text:p>
            </table:table-cell>
            <table:table-cell table:style-name="ce37" office:value-type="string" calcext:value-type="string">
              <text:p>經費支用科目</text:p>
            </table:table-cell>
            <table:table-cell table:style-name="ce37" office:value-type="string" calcext:value-type="string">
              <text:p>主辦機關</text:p>
            </table:table-cell>
            <table:table-cell table:style-name="ce37" office:value-type="string" calcext:value-type="string">
              <text:p>招標方式</text:p>
            </table:table-cell>
            <table:table-cell table:style-name="ce37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office:string-value="李建志" calcext:value-type="string">
            <text:p>李建志 </text:p>
          </table:table-cell>
          <table:table-cell table:style-name="ce5" office:value-type="string" calcext:value-type="string">
            <text:p>地母橋上游野溪治理及農路改善工程</text:p>
            <text:p>1041A30021 </text:p>
          </table:table-cell>
          <table:table-cell table:style-name="ce5" office:value-type="string" calcext:value-type="string">
            <text:p>古坑鄉</text:p>
            <text:p>荷苞村</text:p>
          </table:table-cell>
          <table:table-cell table:number-columns-repeated="2" table:style-name="ce29" office:value-type="float" office:value="8000" calcext:value-type="float">
            <text:p>8,000 </text:p>
          </table:table-cell>
          <table:table-cell table:style-name="ce40" office:value-type="string" office:string-value="104年農業建設工程-水土保持工程-設備及投資-公共建設及設施費-其他營建工程及104年度-資本門-其他公共工程-一般小零星工程-設備及投資-公共建設及設施費-其他營建工程" calcext:value-type="string">
            <text:p>104年農業建設工程-水土保持工程-設備及投資-公共建設及設施費-其他營建工程及104年度-資本門-其他公共工程-一般小零星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雍邦營造</text:p>
            <text:p>有限公司</text:p>
          </table:table-cell>
          <table:table-cell table:style-name="ce50" table:number-columns-repeated="1015"/>
        </table:table-row>
        <table:table-row table:style-name="ro6">
          <table:table-cell table:style-name="ce6" office:value-type="string" office:string-value="蔡東富" calcext:value-type="string">
            <text:p>蔡東富 </text:p>
          </table:table-cell>
          <table:table-cell table:style-name="ce6" office:value-type="string" calcext:value-type="string">
            <text:p>古坑鄉農路路面改善工程</text:p>
            <text:p>1041A30018 </text:p>
          </table:table-cell>
          <table:table-cell table:style-name="ce5" office:value-type="string" calcext:value-type="string">
            <text:p>古坑鄉</text:p>
            <text:p>華山村</text:p>
            <text:p>樟湖村</text:p>
          </table:table-cell>
          <table:table-cell table:number-columns-repeated="2" table:style-name="ce30" office:value-type="float" office:value="2000" calcext:value-type="float">
            <text:p>2,000 </text:p>
          </table:table-cell>
          <table:table-cell table:style-name="ce41" office:value-type="string" office:string-value="104年農業建設工程-水土保持工程-設備及投資-公共建設及設施費-其他營建工程" calcext:value-type="string">
            <text:p>104年農業建設工程-水土保持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calcext:value-type="string">
            <text:p>瑋林營造</text:p>
            <text:p>有限公司</text:p>
          </table:table-cell>
          <table:table-cell table:style-name="ce50" table:number-columns-repeated="1015"/>
        </table:table-row>
        <table:table-row table:style-name="ro7">
          <table:table-cell table:style-name="ce6" office:value-type="string" office:string-value="陳樹吉" calcext:value-type="string">
            <text:p>陳樹吉 </text:p>
          </table:table-cell>
          <table:table-cell table:style-name="ce6" office:value-type="string" office:string-value="古坑鄉魚池畔野溪整治工程" calcext:value-type="string">
            <text:p>古坑鄉魚池畔野溪整治工程 </text:p>
          </table:table-cell>
          <table:table-cell table:style-name="ce6" office:value-type="string" office:string-value="古坑鄉" calcext:value-type="string">
            <text:p>古坑鄉 </text:p>
          </table:table-cell>
          <table:table-cell table:number-columns-repeated="2" table:style-name="ce30" office:value-type="float" office:value="1500" calcext:value-type="float">
            <text:p>1,500 </text:p>
          </table:table-cell>
          <table:table-cell table:style-name="ce41" office:value-type="string" office:string-value="104年度墊付案-資本門-其他公共工程-一般小零星工程-設備及投資-公共建設及設施費-其他營建工程" calcext:value-type="string">
            <text:p>104年度墊付案-資本門-其他公共工程-一般小零星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8">
          <table:table-cell table:style-name="ce6" office:value-type="string" office:string-value="賴明源" calcext:value-type="string">
            <text:p>賴明源 </text:p>
          </table:table-cell>
          <table:table-cell table:style-name="ce6" office:value-type="string" office:string-value="劍湖山、尖山坑、崙仔、田心村、觀音山橋等農路改善工程" calcext:value-type="string">
            <text:p>劍湖山、尖山坑、崙仔、田心村、觀音山橋等農路改善工程 </text:p>
          </table:table-cell>
          <table:table-cell table:style-name="ce6" office:value-type="string" office:string-value="古坑鄉" calcext:value-type="string">
            <text:p>古坑鄉 </text:p>
          </table:table-cell>
          <table:table-cell table:number-columns-repeated="2" table:style-name="ce30" office:value-type="float" office:value="1342" calcext:value-type="float">
            <text:p>1,342 </text:p>
          </table:table-cell>
          <table:table-cell table:style-name="ce41" office:value-type="string" office:string-value="104年度墊付案-資本門-其他公共工程-一般小零星工程-設備及投資-公共建設及設施費-其他營建工程" calcext:value-type="string">
            <text:p>104年度墊付案-資本門-其他公共工程-一般小零星工程-設備及投資-公共建設及設施費-其他營建工程 </text:p>
          </table:table-cell>
          <table:table-cell table:style-name="ce5" office:value-type="string" calcext:value-type="string">
            <text:p>雲林縣政府</text:p>
            <text:p>水利處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9">
          <table:table-cell table:style-name="ce6" office:value-type="string" office:string-value="賴明源" calcext:value-type="string">
            <text:p>賴明源 </text:p>
          </table:table-cell>
          <table:table-cell table:style-name="ce8" office:value-type="string" calcext:value-type="string">
            <text:p>草嶺、樟湖、華南及山峰橋、鐵山橋等農路改善工程</text:p>
          </table:table-cell>
          <table:table-cell table:style-name="ce6" office:value-type="string" office:string-value="古坑鄉" calcext:value-type="string">
            <text:p>古坑鄉 </text:p>
          </table:table-cell>
          <table:table-cell table:number-columns-repeated="2" table:style-name="ce30" office:value-type="float" office:value="1476" calcext:value-type="float">
            <text:p>1,476 </text:p>
          </table:table-cell>
          <table:table-cell table:style-name="ce41" office:value-type="string" office:string-value="104年度墊付案-資本門-其他公共工程-一般小零星工程-設備及投資-公共建設及設施費-其他營建工程" calcext:value-type="string">
            <text:p>104年度墊付案-資本門-其他公共工程-一般小零星工程-設備及投資-公共建設及設施費-其他營建工程 </text:p>
          </table:table-cell>
          <table:table-cell table:style-name="ce6" office:value-type="string" calcext:value-type="string">
            <text:p>雲林縣政府</text:p>
            <text:p>水利處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10">
          <table:table-cell table:style-name="ce6" office:value-type="string" office:string-value="王又民" calcext:value-type="string">
            <text:p>王又民 </text:p>
          </table:table-cell>
          <table:table-cell table:style-name="ce8" office:value-type="string" calcext:value-type="string">
            <text:p>古坑鄉慈湖產業道路旁蝕溝治理工程</text:p>
          </table:table-cell>
          <table:table-cell table:style-name="ce6" office:value-type="string" office:string-value="古坑鄉" calcext:value-type="string">
            <text:p>古坑鄉 </text:p>
          </table:table-cell>
          <table:table-cell table:number-columns-repeated="2" table:style-name="ce30" office:value-type="float" office:value="700" calcext:value-type="float">
            <text:p>700 </text:p>
          </table:table-cell>
          <table:table-cell table:style-name="ce41" office:value-type="string" office:string-value="104年農業建設工程-水土保持工程-設備及投資-公共建設及設施費-其他營建工程" calcext:value-type="string">
            <text:p>104年農業建設工程-水土保持工程-設備及投資-公共建設及設施費-其他營建工程 </text:p>
          </table:table-cell>
          <table:table-cell table:style-name="ce6" office:value-type="string" calcext:value-type="string">
            <text:p>雲林縣政府</text:p>
            <text:p>水利處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11">
          <table:table-cell table:style-name="ce7" office:value-type="string" calcext:value-type="string">
            <text:p>林逢錦</text:p>
          </table:table-cell>
          <table:table-cell table:style-name="ce19" office:value-type="string" calcext:value-type="string">
            <text:p>口湖鄉雲143線等農路排水改善工程</text:p>
            <text:p>【10405-4】</text:p>
          </table:table-cell>
          <table:table-cell table:style-name="ce7" office:value-type="string" calcext:value-type="string">
            <text:p>口湖鄉</text:p>
          </table:table-cell>
          <table:table-cell table:style-name="ce31" office:value-type="float" office:value="1180" calcext:value-type="float">
            <text:p>1,180 </text:p>
          </table:table-cell>
          <table:table-cell table:style-name="ce38" office:value-type="float" office:value="1180" calcext:value-type="float">
            <text:p>1,180 </text:p>
          </table:table-cell>
          <table:table-cell table:style-name="ce42" office:value-type="string" calcext:value-type="string">
            <text:p>103年度-墊付款-資本門-其他公共工程-一般小型零星工程-設備及投資-公共建設及設施費-辦理道路、水利、水土保持、遊憩景觀、綠化、社區改善、教育設施及其他小型零星工程</text:p>
          </table:table-cell>
          <table:table-cell table:style-name="ce45" office:value-type="string" calcext:value-type="string">
            <text:p>口湖鄉公所</text:p>
          </table:table-cell>
          <table:table-cell table:style-name="ce45" office:value-type="string" calcext:value-type="string">
            <text:p>公開招標</text:p>
          </table:table-cell>
          <table:table-cell table:style-name="ce45" office:value-type="string" calcext:value-type="string">
            <text:p>營達土木</text:p>
            <text:p>包工業 </text:p>
          </table:table-cell>
          <table:table-cell table:style-name="ce50" table:number-columns-repeated="1015"/>
        </table:table-row>
        <table:table-row table:style-name="ro12">
          <table:table-cell table:style-name="ce7" office:value-type="string" calcext:value-type="string">
            <text:p>蔡孟真</text:p>
          </table:table-cell>
          <table:table-cell table:style-name="ce19" office:value-type="string" calcext:value-type="string">
            <text:p>口湖鄉蚶仔寮養殖區排水道路改善工程</text:p>
            <text:p>【10404-2】</text:p>
          </table:table-cell>
          <table:table-cell table:style-name="ce7" office:value-type="string" calcext:value-type="string">
            <text:p>口湖鄉</text:p>
          </table:table-cell>
          <table:table-cell table:style-name="ce31" office:value-type="float" office:value="1161" calcext:value-type="float">
            <text:p>1,161 </text:p>
          </table:table-cell>
          <table:table-cell table:style-name="ce38" office:value-type="float" office:value="1161" calcext:value-type="float">
            <text:p>1,161 </text:p>
          </table:table-cell>
          <table:table-cell table:style-name="ce42" office:value-type="string" calcext:value-type="string">
            <text:p>103年度-墊付款-資本門-其他公共工程-一般小型零星工程-設備及投資-公共建設及設施費-辦理道路、水利、水土保持、遊憩景觀、綠化、社區改善、教育設施及其他小型零星工程</text:p>
          </table:table-cell>
          <table:table-cell table:style-name="ce45" office:value-type="string" calcext:value-type="string">
            <text:p>口湖鄉公所</text:p>
          </table:table-cell>
          <table:table-cell table:style-name="ce45" office:value-type="string" calcext:value-type="string">
            <text:p>公開招標</text:p>
          </table:table-cell>
          <table:table-cell table:style-name="ce45" office:value-type="string" calcext:value-type="string">
            <text:p>堃泰營造有限公司 </text:p>
          </table:table-cell>
          <table:table-cell table:style-name="ce50" table:number-columns-repeated="1015"/>
        </table:table-row>
        <table:table-row table:style-name="ro13">
          <table:table-cell table:style-name="ce7" office:value-type="string" calcext:value-type="string">
            <text:p>沈宗隆</text:p>
          </table:table-cell>
          <table:table-cell table:style-name="ce19" office:value-type="string" calcext:value-type="string">
            <text:p>土庫鎮溪邊里土庫堤防邊道路路燈新設工程【104-5188】 </text:p>
          </table:table-cell>
          <table:table-cell table:style-name="ce7" office:value-type="string" calcext:value-type="string">
            <text:p>土庫鎮</text:p>
          </table:table-cell>
          <table:table-cell table:style-name="ce31" office:value-type="float" office:value="1900" calcext:value-type="float">
            <text:p>1,900 </text:p>
          </table:table-cell>
          <table:table-cell table:style-name="ce38" office:value-type="float" office:value="1900" calcext:value-type="float">
            <text:p>1,900 </text:p>
          </table:table-cell>
          <table:table-cell table:style-name="ce42" office:value-type="string" calcext:value-type="string">
            <text:p>104年度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45" office:value-type="string" calcext:value-type="string">
            <text:p>土庫鎮公所</text:p>
          </table:table-cell>
          <table:table-cell table:style-name="ce45" office:value-type="string" calcext:value-type="string">
            <text:p>公開招標</text:p>
          </table:table-cell>
          <table:table-cell table:style-name="ce45" office:value-type="string" calcext:value-type="string">
            <text:p>大發電</text:p>
            <text:p>氣工程 </text:p>
          </table:table-cell>
          <table:table-cell table:style-name="ce50" table:number-columns-repeated="1015"/>
        </table:table-row>
        <table:table-row table:style-name="ro14">
          <table:table-cell table:style-name="ce8" office:value-type="string" calcext:value-type="string" table:number-columns-spanned="1" table:number-rows-spanned="2">
            <text:p>陳俊龍</text:p>
          </table:table-cell>
          <table:table-cell table:style-name="ce20" office:value-type="string" calcext:value-type="string" table:number-columns-spanned="1" table:number-rows-spanned="2">
            <text:p>莿桐鄉溪底小排3-5改善工程</text:p>
            <text:p>【1041A10068】 </text:p>
          </table:table-cell>
          <table:table-cell table:style-name="ce8" office:value-type="string" calcext:value-type="string" table:number-columns-spanned="1" table:number-rows-spanned="2">
            <text:p>莿桐鄉</text:p>
          </table:table-cell>
          <table:table-cell table:style-name="ce32" office:value-type="float" office:value="2800" calcext:value-type="float" table:number-columns-spanned="1" table:number-rows-spanned="2">
            <text:p>2,800 </text:p>
          </table:table-cell>
          <table:table-cell table:style-name="ce32" office:value-type="float" office:value="2800" calcext:value-type="float" table:number-columns-spanned="1" table:number-rows-spanned="2">
            <text:p>2,800 </text:p>
          </table:table-cell>
          <table:table-cell table:style-name="ce19" office:value-type="string" calcext:value-type="string">
            <text:p>104年度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46" office:value-type="string" calcext:value-type="string" table:number-columns-spanned="1" table:number-rows-spanned="2">
            <text:p>雲林縣政府</text:p>
          </table:table-cell>
          <table:table-cell table:style-name="ce8" office:value-type="string" calcext:value-type="string" table:number-columns-spanned="1" table:number-rows-spanned="2">
            <text:p>公開招標</text:p>
          </table:table-cell>
          <table:table-cell table:style-name="ce8" office:value-type="string" calcext:value-type="string" table:number-columns-spanned="1" table:number-rows-spanned="2">
            <text:p>嘉銘營造有限公司 </text:p>
          </table:table-cell>
          <table:table-cell table:style-name="ce50" table:number-columns-repeated="1015"/>
        </table:table-row>
        <table:table-row table:style-name="ro15">
          <table:covered-table-cell table:style-name="ce7"/>
          <table:covered-table-cell table:style-name="ce19"/>
          <table:covered-table-cell table:style-name="ce7"/>
          <table:covered-table-cell table:number-columns-repeated="2" table:style-name="ce31"/>
          <table:table-cell table:style-name="ce19" office:value-type="string" calcext:value-type="string">
            <text:p>104年度-水利工程-水利工程-設備及投資-公共建設及設施費</text:p>
          </table:table-cell>
          <table:covered-table-cell table:style-name="ce47"/>
          <table:covered-table-cell table:number-columns-repeated="2" table:style-name="ce7"/>
          <table:table-cell table:style-name="ce50" table:number-columns-repeated="1015"/>
        </table:table-row>
        <table:table-row table:style-name="ro16">
          <table:table-cell table:style-name="ce8" office:value-type="string" calcext:value-type="string">
            <text:p>蔡孟真</text:p>
          </table:table-cell>
          <table:table-cell table:style-name="ce20" office:value-type="string" calcext:value-type="string">
            <text:p>口湖鄉台子養殖區路面改善工程</text:p>
            <text:p>【10412-9】 </text:p>
          </table:table-cell>
          <table:table-cell table:style-name="ce8" office:value-type="string" calcext:value-type="string">
            <text:p>口湖鄉</text:p>
          </table:table-cell>
          <table:table-cell table:number-columns-repeated="2" table:style-name="ce31" office:value-type="float" office:value="920" calcext:value-type="float">
            <text:p>920 </text:p>
          </table:table-cell>
          <table:table-cell table:style-name="ce19" office:value-type="string" calcext:value-type="string">
            <text:p>104年度-墊付款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7" office:value-type="string" calcext:value-type="string">
            <text:p>口湖鄉公所</text:p>
          </table:table-cell>
          <table:table-cell table:style-name="ce8" office:value-type="string" calcext:value-type="string">
            <text:p>公開招標</text:p>
          </table:table-cell>
          <table:table-cell table:style-name="ce7" office:value-type="string" calcext:value-type="string">
            <text:p>堃泰營造有限公司 </text:p>
          </table:table-cell>
          <table:table-cell table:style-name="ce50" table:number-columns-repeated="1015"/>
        </table:table-row>
        <table:table-row table:style-name="ro17">
          <table:table-cell table:style-name="ce8" office:value-type="string" calcext:value-type="string">
            <text:p>蔡孟真</text:p>
          </table:table-cell>
          <table:table-cell table:style-name="ce20" office:value-type="string" calcext:value-type="string">
            <text:p>口湖鄉湖口村公漁池等農水路及大排水門改善工程</text:p>
          </table:table-cell>
          <table:table-cell table:style-name="ce8" office:value-type="string" calcext:value-type="string">
            <text:p>口湖鄉</text:p>
          </table:table-cell>
          <table:table-cell table:number-columns-repeated="2" table:style-name="ce31" office:value-type="float" office:value="1520" calcext:value-type="float">
            <text:p>1,520 </text:p>
          </table:table-cell>
          <table:table-cell table:style-name="ce19" office:value-type="string" calcext:value-type="string">
            <text:p>104年度-墊付款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7" office:value-type="string" calcext:value-type="string">
            <text:p>口湖鄉公所</text:p>
          </table:table-cell>
          <table:table-cell table:style-name="ce8" office:value-type="string" calcext:value-type="string">
            <text:p>公開招標</text:p>
          </table:table-cell>
          <table:table-cell table:style-name="ce7" office:value-type="string" calcext:value-type="string">
            <text:p>預算書審查中</text:p>
          </table:table-cell>
          <table:table-cell table:style-name="ce50" table:number-columns-repeated="1015"/>
        </table:table-row>
        <table:table-row table:style-name="ro18">
          <table:table-cell table:style-name="ce8" office:value-type="string" calcext:value-type="string">
            <text:p>黃文祥</text:p>
          </table:table-cell>
          <table:table-cell table:style-name="ce20" office:value-type="string" calcext:value-type="string">
            <text:p>口湖鄉水井小排簡易2抽水站旁堤防改善工程</text:p>
          </table:table-cell>
          <table:table-cell table:style-name="ce8" office:value-type="string" calcext:value-type="string">
            <text:p>口湖鄉</text:p>
          </table:table-cell>
          <table:table-cell table:number-columns-repeated="2" table:style-name="ce31" office:value-type="float" office:value="1000" calcext:value-type="float">
            <text:p>1,000 </text:p>
          </table:table-cell>
          <table:table-cell table:style-name="ce19" office:value-type="string" calcext:value-type="string">
            <text:p>104年度-墊付款-資本門-其他公共工程-一般小型零星工程-設備及投資-公共建設及設備費-辦理道路、水利、水土保持、遊憩景觀、綠化、社區改善、教育設施及其他小型零星工程</text:p>
          </table:table-cell>
          <table:table-cell table:style-name="ce7" office:value-type="string" calcext:value-type="string">
            <text:p>口湖鄉公所</text:p>
          </table:table-cell>
          <table:table-cell table:style-name="ce8" office:value-type="string" calcext:value-type="string">
            <text:p>公開招標</text:p>
          </table:table-cell>
          <table:table-cell table:style-name="ce7" office:value-type="string" calcext:value-type="string">
            <text:p>規劃設計中</text:p>
          </table:table-cell>
          <table:table-cell table:style-name="ce50" table:number-columns-repeated="1015"/>
        </table:table-row>
        <table:table-row table:style-name="ro19">
          <table:table-cell table:style-name="ce5" office:value-type="string" office:string-value="周秀月" calcext:value-type="string">
            <text:p>周秀月 </text:p>
          </table:table-cell>
          <table:table-cell table:style-name="ce21" office:value-type="string" office:string-value="斗六市八德里路面及附屬設施改善工程" calcext:value-type="string">
            <text:p>斗六市八德里路面及附屬設施改善工程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number-columns-repeated="2" table:style-name="ce29" office:value-type="float" office:value="1500" calcext:value-type="float">
            <text:p>1,5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設計中" calcext:value-type="string">
            <text:p>設計中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王又民" calcext:value-type="string">
            <text:p>王又民 </text:p>
          </table:table-cell>
          <table:table-cell table:style-name="ce21" office:value-type="string" office:string-value="斗六市江厝里道路附屬設施改善工程-1041B10025" calcext:value-type="string">
            <text:p>斗六市江厝里道路附屬設施改善工程-1041B10025 </text:p>
          </table:table-cell>
          <table:table-cell table:style-name="ce5" office:value-type="string" office:string-value="斗六市" calcext:value-type="string">
            <text:p>斗六市 </text:p>
          </table:table-cell>
          <table:table-cell table:number-columns-repeated="2" table:style-name="ce29" office:value-type="float" office:value="1300" calcext:value-type="float">
            <text:p>1,3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41" office:value-type="string" office:string-value="公開招標" calcext:value-type="string">
            <text:p>公開招標 </text:p>
          </table:table-cell>
          <table:table-cell table:style-name="ce5" office:value-type="string" office:string-value="盛嘉營造股份有限公司" calcext:value-type="string">
            <text:p>盛嘉營造股份有限公司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蔡東富" calcext:value-type="string">
            <text:p>蔡東富 </text:p>
          </table:table-cell>
          <table:table-cell table:style-name="ce21" office:value-type="string" office:string-value="斗南鎮轄區內道路水溝改善工程-1041B10022" calcext:value-type="string">
            <text:p>斗南鎮轄區內道路水溝改善工程-1041B10022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1900" calcext:value-type="float">
            <text:p>1,9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陳樹吉" calcext:value-type="string">
            <text:p>陳樹吉 </text:p>
          </table:table-cell>
          <table:table-cell table:style-name="ce21" office:value-type="string" office:string-value="古坑鄉光山(下寮埔)道路改善工程-決標未達100萬，標案系統未登錄" calcext:value-type="string">
            <text:p>古坑鄉光山(下寮埔)道路改善工程-決標未達100萬，標案系統未登錄 </text:p>
          </table:table-cell>
          <table:table-cell table:style-name="ce5" office:value-type="string" office:string-value="古坑鄉" calcext:value-type="string">
            <text:p>古坑鄉 </text:p>
          </table:table-cell>
          <table:table-cell table:number-columns-repeated="2" table:style-name="ce29" office:value-type="float" office:value="1050" calcext:value-type="float">
            <text:p>1,05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41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王秋足" calcext:value-type="string">
            <text:p>王秋足 </text:p>
          </table:table-cell>
          <table:table-cell table:style-name="ce21" office:value-type="string" office:string-value="大埤鄉豐田村及斗南鎮阿丹里等公共設施改善工程-1041B10038" calcext:value-type="string">
            <text:p>大埤鄉豐田村及斗南鎮阿丹里等公共設施改善工程-1041B10038 </text:p>
          </table:table-cell>
          <table:table-cell table:style-name="ce5" office:value-type="string" office:string-value="大埤鄉及斗南鎮" calcext:value-type="string">
            <text:p>大埤鄉及斗南鎮 </text:p>
          </table:table-cell>
          <table:table-cell table:number-columns-repeated="2" table:style-name="ce29" office:value-type="float" office:value="1200" calcext:value-type="float">
            <text:p>1,2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41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鍾明馨" calcext:value-type="string">
            <text:p>鍾明馨 </text:p>
          </table:table-cell>
          <table:table-cell table:style-name="ce21" office:value-type="string" office:string-value="莿桐鄉大美村大美南重劃區西4路路面改善工程" calcext:value-type="string">
            <text:p>莿桐鄉大美村大美南重劃區西4路路面改善工程 </text:p>
          </table:table-cell>
          <table:table-cell table:style-name="ce5" office:value-type="string" office:string-value="莿桐鄉" calcext:value-type="string">
            <text:p>莿桐鄉 </text:p>
          </table:table-cell>
          <table:table-cell table:number-columns-repeated="2" table:style-name="ce29" office:value-type="float" office:value="1650" calcext:value-type="float">
            <text:p>1,65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設計中" calcext:value-type="string">
            <text:p>設計中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簡慈坊" calcext:value-type="string">
            <text:p>簡慈坊 </text:p>
          </table:table-cell>
          <table:table-cell table:style-name="ce21" office:value-type="string" office:string-value="104年度大埤鄉三結村內道路改善工程" calcext:value-type="string">
            <text:p>104年度大埤鄉三結村內道路改善工程 </text:p>
          </table:table-cell>
          <table:table-cell table:style-name="ce5" office:value-type="string" office:string-value="大埤鄉" calcext:value-type="string">
            <text:p>大埤鄉 </text:p>
          </table:table-cell>
          <table:table-cell table:number-columns-repeated="2" table:style-name="ce29" office:value-type="float" office:value="1600" calcext:value-type="float">
            <text:p>1,6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41" office:value-type="string" office:string-value="公開招標" calcext:value-type="string">
            <text:p>公開招標 </text:p>
          </table:table-cell>
          <table:table-cell table:style-name="ce5" office:value-type="string" office:string-value="招標中" calcext:value-type="string">
            <text:p>招標中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簡慈坊" calcext:value-type="string">
            <text:p>簡慈坊 </text:p>
          </table:table-cell>
          <table:table-cell table:style-name="ce21" office:value-type="string" office:string-value="斗南鎮大同路109巷及田頭中路道路排水改善工程" calcext:value-type="string">
            <text:p>斗南鎮大同路109巷及田頭中路道路排水改善工程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1900" calcext:value-type="float">
            <text:p>1,9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設計中" calcext:value-type="string">
            <text:p>設計中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蔡東富" calcext:value-type="string">
            <text:p>蔡東富 </text:p>
          </table:table-cell>
          <table:table-cell table:style-name="ce21" office:value-type="string" office:string-value="古坑鄉永昌村及斗南鎮轄內等公共設施改善工程-1041B10056" calcext:value-type="string">
            <text:p>古坑鄉永昌村及斗南鎮轄內等公共設施改善工程-1041B10056 </text:p>
          </table:table-cell>
          <table:table-cell table:style-name="ce5" office:value-type="string" office:string-value="古坑鄉及斗南鎮" calcext:value-type="string">
            <text:p>古坑鄉及斗南鎮 </text:p>
          </table:table-cell>
          <table:table-cell table:style-name="ce29" office:value-type="float" office:value="1500" calcext:value-type="float">
            <text:p>1,500 </text:p>
          </table:table-cell>
          <table:table-cell table:style-name="ce29" office:value-type="float" office:value="1480" calcext:value-type="float">
            <text:p>1,48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日月土木包工業" calcext:value-type="string">
            <text:p>日月土木包工業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陳樹吉" calcext:value-type="string">
            <text:p>陳樹吉 </text:p>
          </table:table-cell>
          <table:table-cell table:style-name="ce21" office:value-type="string" office:string-value="104年度大埤鄉轄內道路水溝及附屬設施改善工程" calcext:value-type="string">
            <text:p>104年度大埤鄉轄內道路水溝及附屬設施改善工程 </text:p>
          </table:table-cell>
          <table:table-cell table:style-name="ce5" office:value-type="string" office:string-value="大埤鄉" calcext:value-type="string">
            <text:p>大埤鄉 </text:p>
          </table:table-cell>
          <table:table-cell table:number-columns-repeated="2" table:style-name="ce29" office:value-type="float" office:value="2000" calcext:value-type="float">
            <text:p>2,0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設計中" calcext:value-type="string">
            <text:p>設計中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20">
          <table:table-cell table:style-name="ce5" office:value-type="string" office:string-value="王秋足" calcext:value-type="string">
            <text:p>王秋足 </text:p>
          </table:table-cell>
          <table:table-cell table:style-name="ce21" office:value-type="string" office:string-value="斗南鎮東明里巷道道路排水改善工程" calcext:value-type="string">
            <text:p>斗南鎮東明里巷道道路排水改善工程 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800" calcext:value-type="float">
            <text:p>800 </text:p>
          </table:table-cell>
          <table:table-cell table:style-name="ce40" office:value-type="string" office:string-value="辦理道路、水利、水土保持、遊憩景觀、綠化、社區改善、教育設施及其他等小型零星工程" calcext:value-type="string">
            <text:p>辦理道路、水利、水土保持、遊憩景觀、綠化、社區改善、教育設施及其他等小型零星工程 </text:p>
          </table:table-cell>
          <table:table-cell table:style-name="ce5" office:value-type="string" office:string-value="工務處" calcext:value-type="string">
            <text:p>工務處 </text:p>
          </table:table-cell>
          <table:table-cell table:style-name="ce5" office:value-type="string" office:string-value="設計中" calcext:value-type="string">
            <text:p>設計中 </text:p>
          </table:table-cell>
          <table:table-cell table:style-name="ce5" office:value-type="string" office:string-value="尚未發包" calcext:value-type="string">
            <text:p>尚未發包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鍾明馨" calcext:value-type="string">
            <text:p>鍾明馨 </text:p>
          </table:table-cell>
          <table:table-cell table:style-name="ce6" office:value-type="string" office:string-value="本局104年度辦理第一大隊莿桐分隊消防手套 20雙及胸掛式照明燈50支採購案(104060)" calcext:value-type="string">
            <text:p>本局104年度辦理第一大隊莿桐分隊消防手套 20雙及胸掛式照明燈50支採購案(104060) </text:p>
          </table:table-cell>
          <table:table-cell table:style-name="ce6" office:value-type="string" office:string-value="莿桐鄉-莿桐分隊" calcext:value-type="string">
            <text:p>莿桐鄉-莿桐分隊 </text:p>
          </table:table-cell>
          <table:table-cell table:number-columns-repeated="2" table:style-name="ce30" office:value-type="float" office:value="191" calcext:value-type="float">
            <text:p>191 </text:p>
          </table:table-cell>
          <table:table-cell table:style-name="ce6" office:value-type="string" office:string-value="104年度墊付案(資本門-其他公共工程-一般小型零星工程-設備及投資-雜項設備費)" calcext:value-type="string">
            <text:p>104年度墊付案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雲林縣消防局 </text:p>
          </table:table-cell>
          <table:table-cell table:style-name="ce6" office:value-type="string" office:string-value="公開取得廠商企劃書" calcext:value-type="string">
            <text:p>公開取得廠商企劃書 </text:p>
          </table:table-cell>
          <table:table-cell table:style-name="ce6" office:value-type="string" office:string-value="立宇實業有限公司" calcext:value-type="string">
            <text:p>立宇實業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蘇俊豪" calcext:value-type="string">
            <text:p>蘇俊豪 </text:p>
          </table:table-cell>
          <table:table-cell table:style-name="ce6" office:value-type="string" office:string-value="本局104年度第三大隊四湖分隊救災裝備採購案(104067)" calcext:value-type="string">
            <text:p>本局104年度第三大隊四湖分隊救災裝備採購案(104067) </text:p>
          </table:table-cell>
          <table:table-cell table:style-name="ce6" office:value-type="string" office:string-value="四湖鄉-四湖分隊" calcext:value-type="string">
            <text:p>四湖鄉-四湖分隊 </text:p>
          </table:table-cell>
          <table:table-cell table:number-columns-repeated="2" table:style-name="ce33" office:value-type="float" office:value="162" calcext:value-type="float">
            <text:p>162 </text:p>
          </table:table-cell>
          <table:table-cell table:style-name="ce22" office:value-type="string" office:string-value="墊付款轉正104年度(資本門-其他公共工程-一般小型零星工程-設備及投資-雜項設備費)" calcext:value-type="string">
            <text:p>墊付款轉正104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雲林縣消防局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office:string-value="烜毅實業有限公司" calcext:value-type="string">
            <text:p>烜毅實業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蘇俊豪" calcext:value-type="string">
            <text:p>蘇俊豪 </text:p>
          </table:table-cell>
          <table:table-cell table:style-name="ce22" office:value-type="string" office:string-value="四湖分隊數位相機及液晶顯示器案" calcext:value-type="string">
            <text:p>四湖分隊數位相機及液晶顯示器案 </text:p>
          </table:table-cell>
          <table:table-cell table:style-name="ce6" office:value-type="string" office:string-value="四湖鄉-四湖分隊" calcext:value-type="string">
            <text:p>四湖鄉-四湖分隊 </text:p>
          </table:table-cell>
          <table:table-cell table:number-columns-repeated="2" table:style-name="ce33" office:value-type="float" office:value="36" calcext:value-type="float">
            <text:p>36 </text:p>
          </table:table-cell>
          <table:table-cell table:style-name="ce22" office:value-type="string" office:string-value="墊付款轉正104年度(資本門-其他公共工程-一般小型零星工程-設備及投資-雜項設備費)" calcext:value-type="string">
            <text:p>墊付款轉正104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雲林縣消防局 </text:p>
          </table:table-cell>
          <table:table-cell table:style-name="ce6" office:value-type="string" office:string-value="小額採購" calcext:value-type="string">
            <text:p>小額採購 </text:p>
          </table:table-cell>
          <table:table-cell table:style-name="ce6" office:value-type="string" office:string-value="宏展電腦行" calcext:value-type="string">
            <text:p>宏展電腦行 </text:p>
          </table:table-cell>
          <table:table-cell table:style-name="ce50" table:number-columns-repeated="1015"/>
        </table:table-row>
        <table:table-row table:style-name="ro22">
          <table:table-cell table:style-name="ce5" office:value-type="string" office:string-value="李建昇" calcext:value-type="string">
            <text:p>李建昇 </text:p>
          </table:table-cell>
          <table:table-cell table:style-name="ce6" office:value-type="string" office:string-value="本局104年度第一大隊斗六分隊運動器材採購案(104066)" calcext:value-type="string">
            <text:p>本局104年度第一大隊斗六分隊運動器材採購案(104066) </text:p>
          </table:table-cell>
          <table:table-cell table:style-name="ce6" office:value-type="string" office:string-value="斗六市-斗六分隊" calcext:value-type="string">
            <text:p>斗六市-斗六分隊 </text:p>
          </table:table-cell>
          <table:table-cell table:number-columns-repeated="2" table:style-name="ce30" office:value-type="float" office:value="162" calcext:value-type="float">
            <text:p>162 </text:p>
          </table:table-cell>
          <table:table-cell table:style-name="ce22" office:value-type="string" office:string-value="應付歲出保留款 103年度(資本門-其他公共工程-一般小型零星工程-設備及投資-雜項設備費)" calcext:value-type="string">
            <text:p>應付歲出保留款 103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雲林縣消防局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calcext:value-type="string">
            <text:p>強生運動</text:p>
            <text:p>科技股份</text:p>
            <text:p>有限公司</text:p>
          </table:table-cell>
          <table:table-cell table:style-name="ce50" table:number-columns-repeated="1015"/>
        </table:table-row>
        <table:table-row table:style-name="ro23">
          <table:table-cell table:style-name="ce5" office:value-type="string" office:string-value="李建昇" calcext:value-type="string">
            <text:p>李建昇 </text:p>
          </table:table-cell>
          <table:table-cell table:style-name="ce22" office:value-type="string" office:string-value="斗六分隊防潮箱、數位相機及衛星導航機案" calcext:value-type="string">
            <text:p>斗六分隊防潮箱、數位相機及衛星導航機案 </text:p>
          </table:table-cell>
          <table:table-cell table:style-name="ce6" office:value-type="string" office:string-value="斗六市-斗六分隊" calcext:value-type="string">
            <text:p>斗六市-斗六分隊 </text:p>
          </table:table-cell>
          <table:table-cell table:number-columns-repeated="2" table:style-name="ce30" office:value-type="float" office:value="36" calcext:value-type="float">
            <text:p>36 </text:p>
          </table:table-cell>
          <table:table-cell table:style-name="ce22" office:value-type="string" office:string-value="應付歲出保留款 103年度(資本門-其他公共工程-一般小型零星工程-設備及投資-雜項設備費)" calcext:value-type="string">
            <text:p>應付歲出保留款 103年度(資本門-其他公共工程-一般小型零星工程-設備及投資-雜項設備費) </text:p>
          </table:table-cell>
          <table:table-cell table:style-name="ce6" office:value-type="string" office:string-value="雲林縣消防局" calcext:value-type="string">
            <text:p>雲林縣消防局 </text:p>
          </table:table-cell>
          <table:table-cell table:style-name="ce6" office:value-type="string" office:string-value="小額採購" calcext:value-type="string">
            <text:p>小額採購 </text:p>
          </table:table-cell>
          <table:table-cell table:style-name="ce6" office:value-type="string" office:string-value="宏展電腦行" calcext:value-type="string">
            <text:p>宏展電腦行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林建鴻" calcext:value-type="string">
            <text:p>林建鴻 </text:p>
          </table:table-cell>
          <table:table-cell table:style-name="ce6" office:value-type="string" office:string-value="本局第三大隊北五小隊固定式遮雨(陽)棚工程案 (104065)" calcext:value-type="string">
            <text:p>本局第三大隊北五小隊固定式遮雨(陽)棚工程案 (104065) </text:p>
          </table:table-cell>
          <table:table-cell table:style-name="ce6" office:value-type="string" office:string-value="麥寮鄉-北五小隊" calcext:value-type="string">
            <text:p>麥寮鄉-北五小隊 </text:p>
          </table:table-cell>
          <table:table-cell table:number-columns-repeated="2" table:style-name="ce30" office:value-type="float" office:value="300" calcext:value-type="float">
            <text:p>300 </text:p>
          </table:table-cell>
          <table:table-cell table:style-name="ce41" office:value-type="string" office:string-value="104年度縣府其他公共工程-一般小型零星工程-設備及投資-公共建設及設備費" calcext:value-type="string">
            <text:p>104年度縣府其他公共工程-一般小型零星工程-設備及投資-公共建設及設備費 </text:p>
          </table:table-cell>
          <table:table-cell table:style-name="ce6" office:value-type="string" office:string-value="雲林縣消防局" calcext:value-type="string">
            <text:p>雲林縣消防局 </text:p>
          </table:table-cell>
          <table:table-cell table:style-name="ce6" office:value-type="string" office:string-value="公開招標" calcext:value-type="string">
            <text:p>公開招標 </text:p>
          </table:table-cell>
          <table:table-cell table:style-name="ce6" office:value-type="string" office:string-value="嘉達營造工程有限公司" calcext:value-type="string">
            <text:p>嘉達營造工程有限公司 </text:p>
          </table:table-cell>
          <table:table-cell table:style-name="ce50" table:number-columns-repeated="1015"/>
        </table:table-row>
        <table:table-row table:style-name="ro24">
          <table:table-cell table:style-name="ce5" office:value-type="string" office:string-value="蔡岳儒" calcext:value-type="string">
            <text:p>蔡岳儒 </text:p>
          </table:table-cell>
          <table:table-cell table:style-name="ce21" office:value-type="string" office:string-value="北港分局警備隊辦公空間整修工程（案號wei114）" calcext:value-type="string">
            <text:p>北港分局警備隊辦公空間整修工程（案號wei114） </text:p>
          </table:table-cell>
          <table:table-cell table:style-name="ce5" office:value-type="string" calcext:value-type="string">
            <text:p>雲林縣警察局</text:p>
            <text:p>北港分局</text:p>
          </table:table-cell>
          <table:table-cell table:number-columns-repeated="2" table:style-name="ce29" office:value-type="float" office:value="137" calcext:value-type="float">
            <text:p>137 </text:p>
          </table:table-cell>
          <table:table-cell table:style-name="ce40" office:value-type="string" office:string-value="103年度墊付款資本門-其他公共工程-一般小型零星工程-設備及投資-公共建設及設備費-辦理道路、水利、水土保持、遊憩景觀、綠化、社區改善-教育設施及其他零小型零星工程支應" calcext:value-type="string">
            <text:p>103年度墊付款資本門-其他公共工程-一般小型零星工程-設備及投資-公共建設及設備費-辦理道路、水利、水土保持、遊憩景觀、綠化、社區改善-教育設施及其他零小型零星工程支應 </text:p>
          </table:table-cell>
          <table:table-cell table:style-name="ce5" office:value-type="string" office:string-value="雲林縣          警察局 " calcext:value-type="string">
            <text:p>雲林縣 <text:s text:c="9"/>警察局 <text:s/></text:p>
          </table:table-cell>
          <table:table-cell table:style-name="ce5" office:value-type="string" office:string-value="公開取得" calcext:value-type="string">
            <text:p>公開取得 </text:p>
          </table:table-cell>
          <table:table-cell table:style-name="ce5" office:value-type="string" office:string-value="禾結土木包工業" calcext:value-type="string">
            <text:p>禾結土木包工業 </text:p>
          </table:table-cell>
          <table:table-cell table:style-name="ce50" table:number-columns-repeated="1015"/>
        </table:table-row>
        <table:table-row table:style-name="ro25">
          <table:table-cell table:style-name="ce5" office:value-type="string" office:string-value="黃文祥" calcext:value-type="string">
            <text:p>黃文祥 </text:p>
          </table:table-cell>
          <table:table-cell table:style-name="ce21" office:value-type="string" office:string-value="北港分局大門裝設鐵捲門採購案（案號wei113）" calcext:value-type="string">
            <text:p>北港分局大門裝設鐵捲門採購案（案號wei113） </text:p>
          </table:table-cell>
          <table:table-cell table:style-name="ce5" office:value-type="string" calcext:value-type="string">
            <text:p>雲林縣警察局</text:p>
            <text:p>北港分局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40" office:value-type="string" office:string-value="應付歲出保留款102年度資本門-其他公共工程-一般小型零星工程-設備及投資-雜項設備費" calcext:value-type="string">
            <text:p>應付歲出保留款102年度資本門-其他公共工程-一般小型零星工程-設備及投資-雜項設備費 </text:p>
          </table:table-cell>
          <table:table-cell table:style-name="ce5" office:value-type="string" office:string-value="雲林縣            警察局" calcext:value-type="string">
            <text:p>雲林縣 <text:s text:c="11"/>警察局 </text:p>
          </table:table-cell>
          <table:table-cell table:style-name="ce5" office:value-type="string" office:string-value="限制性招標" calcext:value-type="string">
            <text:p>限制性招標 </text:p>
          </table:table-cell>
          <table:table-cell table:style-name="ce5" office:value-type="string" office:string-value="禾結土木包工業" calcext:value-type="string">
            <text:p>禾結土木包工業 </text:p>
          </table:table-cell>
          <table:table-cell table:style-name="ce50" table:number-columns-repeated="1015"/>
        </table:table-row>
        <table:table-row table:style-name="ro26">
          <table:table-cell table:style-name="ce5" office:value-type="string" office:string-value="王又民" calcext:value-type="string">
            <text:p>王又民 </text:p>
          </table:table-cell>
          <table:table-cell table:style-name="ce21" office:value-type="string" office:string-value="斗六分局添購蒐證器材及充實電腦設備（案號LP5-102073）" calcext:value-type="string">
            <text:p>斗六分局添購蒐證器材及充實電腦設備（案號LP5-102073） </text:p>
          </table:table-cell>
          <table:table-cell table:style-name="ce5" office:value-type="string" calcext:value-type="string">
            <text:p>雲林縣警察局</text:p>
            <text:p>斗六分局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40" office:value-type="string" office:string-value="103年度墊付款資本門-其他公共工程-一般小型零星工程-設備及投資-雜下設備費支應" calcext:value-type="string">
            <text:p>103年度墊付款資本門-其他公共工程-一般小型零星工程-設備及投資-雜下設備費支應 </text:p>
          </table:table-cell>
          <table:table-cell table:style-name="ce5" office:value-type="string" office:string-value="雲林縣          警察局 " calcext:value-type="string">
            <text:p>雲林縣 <text:s text:c="9"/>警察局 <text:s/>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宏展電腦行.台桐鐵櫃家具公司" calcext:value-type="string">
            <text:p>宏展電腦行.台桐鐵櫃家具公司 </text:p>
          </table:table-cell>
          <table:table-cell table:style-name="ce50" table:number-columns-repeated="1015"/>
        </table:table-row>
        <table:table-row table:style-name="ro21">
          <table:table-cell table:style-name="ce9" office:value-type="string" calcext:value-type="string">
            <text:p>賴淑娞</text:p>
          </table:table-cell>
          <table:table-cell table:style-name="ce23" office:value-type="string" calcext:value-type="string">
            <text:p>154乙線與雲54線岔口閃光改三色號誌(「104年度交通號誌維護及改善工作開口契約」採購案，契約編號104001)</text:p>
          </table:table-cell>
          <table:table-cell table:style-name="ce5" office:value-type="string" office:string-value="莿桐鄉" calcext:value-type="string">
            <text:p>莿桐鄉 </text:p>
          </table:table-cell>
          <table:table-cell table:number-columns-repeated="2" table:style-name="ce29" office:value-type="float" office:value="250" calcext:value-type="float">
            <text:p>250 </text:p>
          </table:table-cell>
          <table:table-cell table:style-name="ce5" office:value-type="string" office:string-value="交通安全設備費" calcext:value-type="string">
            <text:p>交通安全設備費 </text:p>
          </table:table-cell>
          <table:table-cell table:style-name="ce5" office:value-type="string" office:string-value="警察局" calcext:value-type="string">
            <text:p>警察局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50" table:number-columns-repeated="1015"/>
        </table:table-row>
        <table:table-row table:style-name="ro21">
          <table:table-cell table:style-name="ce8" office:value-type="string" calcext:value-type="string">
            <text:p>蔡東富</text:p>
          </table:table-cell>
          <table:table-cell table:style-name="ce23" office:value-type="string" calcext:value-type="string">
            <text:p>斗南鎮158甲線與利台街岔口閃光改三色號誌(「104年度交通號誌維護及改善工作開口契約」採購案，契約編號104001)</text:p>
          </table:table-cell>
          <table:table-cell table:style-name="ce5" office:value-type="string" office:string-value="斗南鎮" calcext:value-type="string">
            <text:p>斗南鎮 </text:p>
          </table:table-cell>
          <table:table-cell table:number-columns-repeated="2" table:style-name="ce29" office:value-type="float" office:value="250" calcext:value-type="float">
            <text:p>250 </text:p>
          </table:table-cell>
          <table:table-cell table:style-name="ce5" office:value-type="string" office:string-value="交通安全設備費" calcext:value-type="string">
            <text:p>交通安全設備費 </text:p>
          </table:table-cell>
          <table:table-cell table:style-name="ce5" office:value-type="string" office:string-value="警察局" calcext:value-type="string">
            <text:p>警察局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50" table:number-columns-repeated="1015"/>
        </table:table-row>
        <table:table-row table:style-name="ro21">
          <table:table-cell table:style-name="ce10" office:value-type="string" calcext:value-type="string">
            <text:p>林建鴻</text:p>
          </table:table-cell>
          <table:table-cell table:style-name="ce24" office:value-type="string" calcext:value-type="string">
            <text:p>麥寮鄉154線與豐安路岔口號誌遷移(「104年度交通號誌維護及改善工作開口契約」採購案，契約編號104001)</text:p>
          </table:table-cell>
          <table:table-cell table:style-name="ce11" office:value-type="string" office:string-value="麥寮鄉" calcext:value-type="string">
            <text:p>麥寮鄉 </text:p>
          </table:table-cell>
          <table:table-cell table:number-columns-repeated="2" table:style-name="ce34" office:value-type="float" office:value="150" calcext:value-type="float">
            <text:p>150 </text:p>
          </table:table-cell>
          <table:table-cell table:style-name="ce11" office:value-type="string" office:string-value="交通安全設備費" calcext:value-type="string">
            <text:p>交通安全設備費 </text:p>
          </table:table-cell>
          <table:table-cell table:style-name="ce11" office:value-type="string" office:string-value="警察局" calcext:value-type="string">
            <text:p>警察局 </text:p>
          </table:table-cell>
          <table:table-cell table:style-name="ce11" office:value-type="string" office:string-value="公開招標" calcext:value-type="string">
            <text:p>公開招標 </text:p>
          </table:table-cell>
          <table:table-cell table:style-name="ce10" office:value-type="string" calcext:value-type="string">
            <text:p>晶亮電工股份有限公司</text:p>
          </table:table-cell>
          <table:table-cell table:style-name="ce51" table:number-columns-repeated="1015"/>
        </table:table-row>
        <table:table-row table:style-name="ro21">
          <table:table-cell table:style-name="ce8" office:value-type="string" calcext:value-type="string">
            <text:p>黃鈺惠</text:p>
          </table:table-cell>
          <table:table-cell table:style-name="ce23" office:value-type="string" calcext:value-type="string">
            <text:p>虎尾鎮光復路與文科路岔口改為三時相(「104年度交通號誌維護及改善工作開口契約」採購案，契約編號104001)</text:p>
          </table:table-cell>
          <table:table-cell table:style-name="ce5" office:value-type="string" office:string-value="虎尾鎮" calcext:value-type="string">
            <text:p>虎尾鎮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交通安全設備費" calcext:value-type="string">
            <text:p>交通安全設備費 </text:p>
          </table:table-cell>
          <table:table-cell table:style-name="ce5" office:value-type="string" office:string-value="警察局" calcext:value-type="string">
            <text:p>警察局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8" office:value-type="string" calcext:value-type="string">
            <text:p>晶亮電工股份有限公司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簡慈坊" calcext:value-type="string">
            <text:p>簡慈坊 </text:p>
          </table:table-cell>
          <table:table-cell table:style-name="ce5" office:value-type="string" office:string-value="充實遊戲器材設備改善" calcext:value-type="string">
            <text:p>充實遊戲器材設備改善 </text:p>
          </table:table-cell>
          <table:table-cell table:style-name="ce5" office:value-type="string" office:string-value="石龜國小" calcext:value-type="string">
            <text:p>石龜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104年度-資本門-其他公共工程-一般小型零星工程-設備及投資-雜項設備費" calcext:value-type="string">
            <text:p>104年度-資本門-其他公共工程-一般小型零星工程-設備及投資-雜項設備費 </text:p>
          </table:table-cell>
          <table:table-cell table:style-name="ce5" office:value-type="string" office:string-value="石龜國小" calcext:value-type="string">
            <text:p>石龜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峻鈺實業有限公司" calcext:value-type="string">
            <text:p>峻鈺實業有限公司 </text:p>
          </table:table-cell>
          <table:table-cell table:style-name="ce50" table:number-columns-repeated="1015"/>
        </table:table-row>
        <table:table-row table:style-name="ro27">
          <table:table-cell table:style-name="ce5" office:value-type="string" office:string-value="林聖爵" calcext:value-type="string">
            <text:p>林聖爵 </text:p>
          </table:table-cell>
          <table:table-cell table:style-name="ce5" office:value-type="string" office:string-value="斗六市江厝里既有籃球場及兒童遊戲區改善工程/1040616-1" calcext:value-type="string">
            <text:p>斗六市江厝里既有籃球場及兒童遊戲區改善工程/1040616-1 </text:p>
          </table:table-cell>
          <table:table-cell table:style-name="ce5" office:value-type="string" office:string-value="斗六市江厝里" calcext:value-type="string">
            <text:p>斗六市江厝里 </text:p>
          </table:table-cell>
          <table:table-cell table:number-columns-repeated="2" table:style-name="ce29" office:value-type="float" office:value="723" calcext:value-type="float">
            <text:p>723 </text:p>
          </table:table-cell>
          <table:table-cell table:style-name="ce5" office:value-type="string" office:string-value="104年度-資本門-其他公共工程-一般小型零星工程-設備及投資-公共建設及設備費-辦理道路、水利、水土保持、遊憩景觀、綠化、社區改善-教育設施及其他零小型零星工程" calcext:value-type="string">
            <text:p>104年度-資本門-其他公共工程-一般小型零星工程-設備及投資-公共建設及設備費-辦理道路、水利、水土保持、遊憩景觀、綠化、社區改善-教育設施及其他零小型零星工程 </text:p>
          </table:table-cell>
          <table:table-cell table:style-name="ce5" office:value-type="string" office:string-value="斗六市公所" calcext:value-type="string">
            <text:p>斗六市公所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勝澤土木包工業" calcext:value-type="string">
            <text:p>勝澤土木包工業 </text:p>
          </table:table-cell>
          <table:table-cell table:style-name="ce50" table:number-columns-repeated="1015"/>
        </table:table-row>
        <table:table-row table:style-name="ro28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office:string-value="104年度充實遊戲器材設備" calcext:value-type="string">
            <text:p>104年度充實遊戲器材設備 </text:p>
          </table:table-cell>
          <table:table-cell table:style-name="ce5" office:value-type="string" office:string-value="秀潭國小" calcext:value-type="string">
            <text:p>秀潭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104年度-資本門-其他公共工程-一般小型零星工程-設備及投資-雜項設備費" calcext:value-type="string">
            <text:p>104年度-資本門-其他公共工程-一般小型零星工程-設備及投資-雜項設備費 </text:p>
          </table:table-cell>
          <table:table-cell table:style-name="ce5" office:value-type="string" office:string-value="秀潭國小" calcext:value-type="string">
            <text:p>秀潭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峻鈺實業有限公司" calcext:value-type="string">
            <text:p>峻鈺實業有限公司 </text:p>
          </table:table-cell>
          <table:table-cell table:style-name="ce50" table:number-columns-repeated="1015"/>
        </table:table-row>
        <table:table-row table:style-name="ro29">
          <table:table-cell table:style-name="ce5" office:value-type="string" office:string-value="王鐵道" calcext:value-type="string">
            <text:p>王鐵道 </text:p>
          </table:table-cell>
          <table:table-cell table:style-name="ce5" office:value-type="string" office:string-value="風雨教室(同心堂)修繕工程/1040819" calcext:value-type="string">
            <text:p>風雨教室(同心堂)修繕工程/1040819 </text:p>
          </table:table-cell>
          <table:table-cell table:style-name="ce5" office:value-type="string" office:string-value="大同國小" calcext:value-type="string">
            <text:p>大同國小 </text:p>
          </table:table-cell>
          <table:table-cell table:number-columns-repeated="2" table:style-name="ce29" office:value-type="float" office:value="2000" calcext:value-type="float">
            <text:p>2,000 </text:p>
          </table:table-cell>
          <table:table-cell table:style-name="ce5" office:value-type="string" office:string-value="104年度-資本門-其他公共工程-一般小型零星工程-設備及投資-公共建設及設備費-辦理道路、水利、水土保持、遊憩景觀、綠化、社區改善-教育設施及其他零小型零星工程" calcext:value-type="string">
            <text:p>104年度-資本門-其他公共工程-一般小型零星工程-設備及投資-公共建設及設備費-辦理道路、水利、水土保持、遊憩景觀、綠化、社區改善-教育設施及其他零小型零星工程 </text:p>
          </table:table-cell>
          <table:table-cell table:style-name="ce5" office:value-type="string" office:string-value="大同國小" calcext:value-type="string">
            <text:p>大同國小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溢芊有限公司" calcext:value-type="string">
            <text:p>溢芊有限公司 </text:p>
          </table:table-cell>
          <table:table-cell table:style-name="ce50" table:number-columns-repeated="1015"/>
        </table:table-row>
        <table:table-row table:style-name="ro30">
          <table:table-cell table:style-name="ce11" office:value-type="string" office:string-value="廖秋萍" calcext:value-type="string">
            <text:p>廖秋萍 </text:p>
          </table:table-cell>
          <table:table-cell table:style-name="ce11" office:value-type="string" office:string-value="104年度中山國小教室及周邊環境改善工程/A1050101" calcext:value-type="string">
            <text:p>104年度中山國小教室及周邊環境改善工程/A1050101 </text:p>
          </table:table-cell>
          <table:table-cell table:style-name="ce11" office:value-type="string" office:string-value="中山國小" calcext:value-type="string">
            <text:p>中山國小 </text:p>
          </table:table-cell>
          <table:table-cell table:number-columns-repeated="2" table:style-name="ce34" office:value-type="float" office:value="2000" calcext:value-type="float">
            <text:p>2,000 </text:p>
          </table:table-cell>
          <table:table-cell table:style-name="ce11" office:value-type="string" office:string-value="104年度-資本門-其他公共工程-一般小型零星工程-設備及投資-公共建設及設備費-辦理道路、水利、水土保持、遊憩景觀、綠化、社區改善-教育設施及其他零小型零星工程" calcext:value-type="string">
            <text:p>104年度-資本門-其他公共工程-一般小型零星工程-設備及投資-公共建設及設備費-辦理道路、水利、水土保持、遊憩景觀、綠化、社區改善-教育設施及其他零小型零星工程 </text:p>
          </table:table-cell>
          <table:table-cell table:style-name="ce11" office:value-type="string" office:string-value="中山國小" calcext:value-type="string">
            <text:p>中山國小 </text:p>
          </table:table-cell>
          <table:table-cell table:style-name="ce11" office:value-type="string" office:string-value="公開招標" calcext:value-type="string">
            <text:p>公開招標 </text:p>
          </table:table-cell>
          <table:table-cell table:style-name="ce11" office:value-type="string" office:string-value="1/14才上網招標" calcext:value-type="string">
            <text:p>1/14才上網招標 </text:p>
          </table:table-cell>
          <table:table-cell table:style-name="ce51" table:number-columns-repeated="1015"/>
        </table:table-row>
        <table:table-row table:style-name="ro22">
          <table:table-cell table:style-name="ce5" office:value-type="string" office:string-value="蘇俊豪" calcext:value-type="string">
            <text:p>蘇俊豪 </text:p>
          </table:table-cell>
          <table:table-cell table:style-name="ce5" office:value-type="string" office:string-value="「建中龍隊成立計畫」-本縣建國國中成立競技龍隊發展傳統民俗技藝，並代表本縣餐與競賽，惟缺乏經費，故補助辦理本項計畫。" calcext:value-type="string">
            <text:p>「建中龍隊成立計畫」-本縣建國國中成立競技龍隊發展傳統民俗技藝，並代表本縣餐與競賽，惟缺乏經費，故補助辦理本項計畫。 </text:p>
          </table:table-cell>
          <table:table-cell table:style-name="ce5" office:value-type="string" office:string-value="建國國中" calcext:value-type="string">
            <text:p>建國國中 </text:p>
          </table:table-cell>
          <table:table-cell table:style-name="ce29" office:value-type="float" office:value="215" calcext:value-type="float">
            <text:p>215 </text:p>
          </table:table-cell>
          <table:table-cell table:style-name="ce29" office:value-type="float" office:value="98" calcext:value-type="float">
            <text:p>98 </text:p>
          </table:table-cell>
          <table:table-cell table:style-name="ce5" office:value-type="string" office:string-value="應付歲出保留款-103年度資本門-其他公共工程-一般小型零星工程-設備及投資-雜項設備費" calcext:value-type="string">
            <text:p>應付歲出保留款-103年度資本門-其他公共工程-一般小型零星工程-設備及投資-雜項設備費 </text:p>
          </table:table-cell>
          <table:table-cell table:style-name="ce5" office:value-type="string" office:string-value="工務處、教育處" calcext:value-type="string">
            <text:p>工務處、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松軒傳統藝術工作室" calcext:value-type="string">
            <text:p>松軒傳統藝術工作室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江文登" calcext:value-type="string">
            <text:p>江文登 </text:p>
          </table:table-cell>
          <table:table-cell table:style-name="ce5" office:value-type="string" office:string-value="104年度大美國小改善遊樂設施及辦公環境計畫" calcext:value-type="string">
            <text:p>104年度大美國小改善遊樂設施及辦公環境計畫 </text:p>
          </table:table-cell>
          <table:table-cell table:style-name="ce5" office:value-type="string" office:string-value="大美國小" calcext:value-type="string">
            <text:p>大美國小 </text:p>
          </table:table-cell>
          <table:table-cell table:number-columns-repeated="2" table:style-name="ce29" office:value-type="float" office:value="29" calcext:value-type="float">
            <text:p>29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大美國小" calcext:value-type="string">
            <text:p>大美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垚品企業有限公司" calcext:value-type="string">
            <text:p>垚品企業有限公司 </text:p>
          </table:table-cell>
          <table:table-cell table:style-name="ce50" office:value-type="string" calcext:value-type="string">
            <text:p>29247元-辦公桌椅</text:p>
          </table:table-cell>
          <table:table-cell table:style-name="ce50" table:number-columns-repeated="1014"/>
        </table:table-row>
        <table:table-row table:style-name="ro21">
          <table:table-cell table:style-name="ce5" office:value-type="string" office:string-value="江文登" calcext:value-type="string">
            <text:p>江文登 </text:p>
          </table:table-cell>
          <table:table-cell table:style-name="ce5" office:value-type="string" office:string-value="104年度大美國小改善遊樂設施及辦公環境計畫" calcext:value-type="string">
            <text:p>104年度大美國小改善遊樂設施及辦公環境計畫 </text:p>
          </table:table-cell>
          <table:table-cell table:style-name="ce5" office:value-type="string" office:string-value="大美國小" calcext:value-type="string">
            <text:p>大美國小 </text:p>
          </table:table-cell>
          <table:table-cell table:number-columns-repeated="2" table:style-name="ce29" office:value-type="float" office:value="98" calcext:value-type="float">
            <text:p>98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大美國小" calcext:value-type="string">
            <text:p>大美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峻鈺實業有限公司" calcext:value-type="string">
            <text:p>峻鈺實業有限公司 </text:p>
          </table:table-cell>
          <table:table-cell table:style-name="ce50" office:value-type="string" calcext:value-type="string">
            <text:p>98500元-遊樂器材</text:p>
          </table:table-cell>
          <table:table-cell table:style-name="ce50" table:number-columns-repeated="1014"/>
        </table:table-row>
        <table:table-row table:style-name="ro21">
          <table:table-cell table:style-name="ce5" office:value-type="string" office:string-value="江文登" calcext:value-type="string">
            <text:p>江文登 </text:p>
          </table:table-cell>
          <table:table-cell table:style-name="ce5" office:value-type="string" calcext:value-type="string">
            <text:p>104年度改善行政辦公桌椅計畫</text:p>
            <text:p>LP5-103020</text:p>
          </table:table-cell>
          <table:table-cell table:style-name="ce5" office:value-type="string" office:string-value="鎮東國小" calcext:value-type="string">
            <text:p>鎮東國小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鎮東國小" calcext:value-type="string">
            <text:p>鎮東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文雅傢俱有限公司" calcext:value-type="string">
            <text:p>文雅傢俱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江文登" calcext:value-type="string">
            <text:p>江文登 </text:p>
          </table:table-cell>
          <table:table-cell table:style-name="ce5" office:value-type="string" office:string-value="改善教學環境-購置學生課桌椅" calcext:value-type="string">
            <text:p>改善教學環境-購置學生課桌椅 </text:p>
          </table:table-cell>
          <table:table-cell table:style-name="ce5" office:value-type="string" office:string-value="溪洲國小" calcext:value-type="string">
            <text:p>溪洲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溪洲國小" calcext:value-type="string">
            <text:p>溪洲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加加福家具行" calcext:value-type="string">
            <text:p>加加福家具行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calcext:value-type="string">
            <text:p>104年度改善教學設備</text:p>
            <text:p>LP5-103024</text:p>
          </table:table-cell>
          <table:table-cell table:style-name="ce5" office:value-type="string" office:string-value="中溪國小" calcext:value-type="string">
            <text:p>中溪國小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中溪國小" calcext:value-type="string">
            <text:p>中溪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俊盛科技有限公司" calcext:value-type="string">
            <text:p>俊盛科技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office:string-value="104年度充實投影機設備" calcext:value-type="string">
            <text:p>104年度充實投影機設備 </text:p>
          </table:table-cell>
          <table:table-cell table:style-name="ce5" office:value-type="string" office:string-value="秀潭國小" calcext:value-type="string">
            <text:p>秀潭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應付歲出保留款-103年度-資本門-其他公共工程-一般小型零星工程-設備及投資-雜項設備費" calcext:value-type="string">
            <text:p>應付歲出保留款-103年度-資本門-其他公共工程-一般小型零星工程-設備及投資-雜項設備費 </text:p>
          </table:table-cell>
          <table:table-cell table:style-name="ce5" office:value-type="string" office:string-value="秀潭國小" calcext:value-type="string">
            <text:p>秀潭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創勝科技股份有限公司" calcext:value-type="string">
            <text:p>創勝科技股份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office:string-value="104年度改善教學環境設備" calcext:value-type="string">
            <text:p>104年度改善教學環境設備 </text:p>
          </table:table-cell>
          <table:table-cell table:style-name="ce5" office:value-type="string" office:string-value="文安國小" calcext:value-type="string">
            <text:p>文安國小 </text:p>
          </table:table-cell>
          <table:table-cell table:number-columns-repeated="2" table:style-name="ce29" office:value-type="float" office:value="83" calcext:value-type="float">
            <text:p>83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文安國小" calcext:value-type="string">
            <text:p>文安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俊盛科技有限公司" calcext:value-type="string">
            <text:p>俊盛科技有限公司 </text:p>
          </table:table-cell>
          <table:table-cell table:style-name="ce50" office:value-type="string" calcext:value-type="string">
            <text:p/>
            <text:p>單槍及網路攝影機、探照燈-83345元</text:p>
            <text:p/>
          </table:table-cell>
          <table:table-cell table:style-name="ce50" table:number-columns-repeated="1014"/>
        </table:table-row>
        <table:table-row table:style-name="ro21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office:string-value="104年度改善教學環境設備" calcext:value-type="string">
            <text:p>104年度改善教學環境設備 </text:p>
          </table:table-cell>
          <table:table-cell table:style-name="ce5" office:value-type="string" office:string-value="文安國小" calcext:value-type="string">
            <text:p>文安國小 </text:p>
          </table:table-cell>
          <table:table-cell table:number-columns-repeated="2" table:style-name="ce29" office:value-type="float" office:value="20" calcext:value-type="float">
            <text:p>2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文安國小" calcext:value-type="string">
            <text:p>文安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喬之筑裝潢材料有限公司" calcext:value-type="string">
            <text:p>喬之筑裝潢材料有限公司 </text:p>
          </table:table-cell>
          <table:table-cell table:style-name="ce50" office:value-type="string" calcext:value-type="string">
            <text:p>窗簾-20209元</text:p>
          </table:table-cell>
          <table:table-cell table:style-name="ce50" table:number-columns-repeated="1014"/>
        </table:table-row>
        <table:table-row table:style-name="ro31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calcext:value-type="string">
            <text:p>校園整修工程</text:p>
            <text:p>A1040618</text:p>
          </table:table-cell>
          <table:table-cell table:style-name="ce5" office:value-type="string" office:string-value="後埔國小" calcext:value-type="string">
            <text:p>後埔國小 </text:p>
          </table:table-cell>
          <table:table-cell table:style-name="ce29" office:value-type="float" office:value="500" calcext:value-type="float">
            <text:p>500 </text:p>
          </table:table-cell>
          <table:table-cell table:style-name="ce29" office:value-type="float" office:value="495" calcext:value-type="float">
            <text:p>495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後埔國小" calcext:value-type="string">
            <text:p>後埔國小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業勝土木包工業" calcext:value-type="string">
            <text:p>業勝土木包工業 </text:p>
          </table:table-cell>
          <table:table-cell table:style-name="ce50" table:number-columns-repeated="1015"/>
        </table:table-row>
        <table:table-row table:style-name="ro23">
          <table:table-cell table:style-name="ce5" office:value-type="string" office:string-value="林哲凌" calcext:value-type="string">
            <text:p>林哲凌 </text:p>
          </table:table-cell>
          <table:table-cell table:style-name="ce5" office:value-type="string" calcext:value-type="string">
            <text:p>改善教學環境設備</text:p>
            <text:p>LP5-103024</text:p>
          </table:table-cell>
          <table:table-cell table:style-name="ce5" office:value-type="string" office:string-value="水燦林國小" calcext:value-type="string">
            <text:p>水燦林國小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104年度－資本門其他公共工程-一般小型零星工程-設備及投資-公共建設及設備費-雜項設備費" calcext:value-type="string">
            <text:p>104年度－資本門其他公共工程-一般小型零星工程-設備及投資-公共建設及設備費-雜項設備費 </text:p>
          </table:table-cell>
          <table:table-cell table:style-name="ce5" office:value-type="string" office:string-value="水燦林國小" calcext:value-type="string">
            <text:p>水燦林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新向系統科技股份有限公司" calcext:value-type="string">
            <text:p>新向系統科技股份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林哲凌" calcext:value-type="string">
            <text:p>林哲凌 </text:p>
          </table:table-cell>
          <table:table-cell table:style-name="ce5" office:value-type="string" calcext:value-type="string">
            <text:p>104年度充實教學設備改善計畫</text:p>
            <text:p>LP5-102073</text:p>
          </table:table-cell>
          <table:table-cell table:style-name="ce5" office:value-type="string" office:string-value="忠孝國小" calcext:value-type="string">
            <text:p>忠孝國小 </text:p>
          </table:table-cell>
          <table:table-cell table:style-name="ce29" office:value-type="float" office:value="200" calcext:value-type="float">
            <text:p>200 </text:p>
          </table:table-cell>
          <table:table-cell table:style-name="ce29" office:value-type="float" office:value="82" calcext:value-type="float">
            <text:p>82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忠孝國小" calcext:value-type="string">
            <text:p>忠孝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晴鴻資訊" calcext:value-type="string">
            <text:p>晴鴻資訊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林哲凌" calcext:value-type="string">
            <text:p>林哲凌 </text:p>
          </table:table-cell>
          <table:table-cell table:style-name="ce5" office:value-type="string" calcext:value-type="string">
            <text:p>104年度充實教學設備改善計畫</text:p>
            <text:p>LP5-103024</text:p>
          </table:table-cell>
          <table:table-cell table:style-name="ce5" office:value-type="string" office:string-value="忠孝國小" calcext:value-type="string">
            <text:p>忠孝國小 </text:p>
          </table:table-cell>
          <table:table-cell table:style-name="ce29" office:value-type="float" office:value="200" calcext:value-type="float">
            <text:p>200 </text:p>
          </table:table-cell>
          <table:table-cell table:style-name="ce29" office:value-type="float" office:value="117" calcext:value-type="float">
            <text:p>117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忠孝國小" calcext:value-type="string">
            <text:p>忠孝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晴鴻資訊" calcext:value-type="string">
            <text:p>晴鴻資訊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林哲凌" calcext:value-type="string">
            <text:p>林哲凌 </text:p>
          </table:table-cell>
          <table:table-cell table:style-name="ce5" office:value-type="string" calcext:value-type="string">
            <text:p>改善教學環境設備</text:p>
            <text:p>LP5-103020</text:p>
          </table:table-cell>
          <table:table-cell table:style-name="ce5" office:value-type="string" office:string-value="僑美國小" calcext:value-type="string">
            <text:p>僑美國小 </text:p>
          </table:table-cell>
          <table:table-cell table:style-name="ce29" office:value-type="float" office:value="200" calcext:value-type="float">
            <text:p>200 </text:p>
          </table:table-cell>
          <table:table-cell table:style-name="ce29" office:value-type="float" office:value="26" calcext:value-type="float">
            <text:p>26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僑美國小" calcext:value-type="string">
            <text:p>僑美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順正鋼製傢俱有限公司" calcext:value-type="string">
            <text:p>順正鋼製傢俱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林哲凌" calcext:value-type="string">
            <text:p>林哲凌 </text:p>
          </table:table-cell>
          <table:table-cell table:style-name="ce5" office:value-type="string" calcext:value-type="string">
            <text:p>改善教學環境設備</text:p>
            <text:p>LP5-103024</text:p>
          </table:table-cell>
          <table:table-cell table:style-name="ce5" office:value-type="string" office:string-value="僑美國小" calcext:value-type="string">
            <text:p>僑美國小 </text:p>
          </table:table-cell>
          <table:table-cell table:style-name="ce29" office:value-type="float" office:value="200" calcext:value-type="float">
            <text:p>200 </text:p>
          </table:table-cell>
          <table:table-cell table:style-name="ce29" office:value-type="float" office:value="173" calcext:value-type="float">
            <text:p>173 </text:p>
          </table:table-cell>
          <table:table-cell table:style-name="ce5" office:value-type="string" office:string-value="105年度－資本門其他公共工程-一般小型零星工程-設備及投資-雜項設備費" calcext:value-type="string">
            <text:p>105年度－資本門其他公共工程-一般小型零星工程-設備及投資-雜項設備費 </text:p>
          </table:table-cell>
          <table:table-cell table:style-name="ce5" office:value-type="string" office:string-value="僑美國小" calcext:value-type="string">
            <text:p>僑美國小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新向系統科技股份有限公司" calcext:value-type="string">
            <text:p>新向系統科技股份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陳俊龍" calcext:value-type="string">
            <text:p>陳俊龍 </text:p>
          </table:table-cell>
          <table:table-cell table:style-name="ce5" office:value-type="string" calcext:value-type="string">
            <text:p>數位快速印刷機</text:p>
            <text:p>LP5-103035</text:p>
          </table:table-cell>
          <table:table-cell table:style-name="ce5" office:value-type="string" office:string-value="西螺國中" calcext:value-type="string">
            <text:p>西螺國中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5" office:value-type="string" office:string-value="西螺國中" calcext:value-type="string">
            <text:p>西螺國中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元茂國際企業股份有限公司" calcext:value-type="string">
            <text:p>元茂國際企業股份有限公司 </text:p>
          </table:table-cell>
          <table:table-cell table:style-name="ce50" table:number-columns-repeated="1015"/>
        </table:table-row>
        <table:table-row table:style-name="ro21">
          <table:table-cell table:style-name="ce6" office:value-type="string" office:string-value="陳樹吉" calcext:value-type="string" table:number-columns-spanned="1" table:number-rows-spanned="2">
            <text:p>陳樹吉 </text:p>
          </table:table-cell>
          <table:table-cell table:style-name="ce6" office:value-type="string" office:string-value="104年度改善校園事務設備/1041007" calcext:value-type="string" table:number-columns-spanned="1" table:number-rows-spanned="2">
            <text:p>104年度改善校園事務設備/1041007 </text:p>
          </table:table-cell>
          <table:table-cell table:style-name="ce6" office:value-type="string" office:string-value="草嶺生態地質國小" calcext:value-type="string" table:number-columns-spanned="1" table:number-rows-spanned="2">
            <text:p>草嶺生態地質國小 </text:p>
          </table:table-cell>
          <table:table-cell table:style-name="ce30" office:value-type="float" office:value="117" calcext:value-type="float" table:number-columns-spanned="1" table:number-rows-spanned="2">
            <text:p>117 </text:p>
          </table:table-cell>
          <table:table-cell table:style-name="ce29" office:value-type="float" office:value="13" calcext:value-type="float">
            <text:p>13 </text:p>
          </table:table-cell>
          <table:table-cell table:style-name="ce5" office:value-type="string" office:string-value="104年度－資本門其他公共工程-一般小型零星工程-設備及投資-雜項設備費" calcext:value-type="string">
            <text:p>104年度－資本門其他公共工程-一般小型零星工程-設備及投資-雜項設備費 </text:p>
          </table:table-cell>
          <table:table-cell table:style-name="ce6" office:value-type="string" office:string-value="草嶺生態地質國小" calcext:value-type="string" table:number-columns-spanned="1" table:number-rows-spanned="2">
            <text:p>草嶺生態地質國小 </text:p>
          </table:table-cell>
          <table:table-cell table:style-name="ce6" office:value-type="string" office:string-value="公開招標" calcext:value-type="string" table:number-columns-spanned="1" table:number-rows-spanned="2">
            <text:p>公開招標 </text:p>
          </table:table-cell>
          <table:table-cell table:style-name="ce6" office:value-type="string" office:string-value="民能企業有限公司" calcext:value-type="string" table:number-columns-spanned="1" table:number-rows-spanned="2">
            <text:p>民能企業有限公司 </text:p>
          </table:table-cell>
          <table:table-cell table:style-name="ce50" table:number-columns-repeated="1015"/>
        </table:table-row>
        <table:table-row table:style-name="ro21">
          <table:covered-table-cell table:number-columns-repeated="3" table:style-name="ce5"/>
          <table:covered-table-cell table:style-name="ce29"/>
          <table:table-cell table:style-name="ce29" office:value-type="float" office:value="103" calcext:value-type="float">
            <text:p>103 </text:p>
          </table:table-cell>
          <table:table-cell table:style-name="ce5" office:value-type="string" office:string-value="103年度－資本門其他公共工程-一般小型零星工程-設備及投資-雜項設備費" calcext:value-type="string">
            <text:p>103年度－資本門其他公共工程-一般小型零星工程-設備及投資-雜項設備費 </text:p>
          </table:table-cell>
          <table:covered-table-cell table:number-columns-repeated="3" table:style-name="ce5"/>
          <table:table-cell table:style-name="ce50" table:number-columns-repeated="1015"/>
        </table:table-row>
        <table:table-row table:style-name="ro21">
          <table:table-cell table:style-name="ce5" office:value-type="string" office:string-value="廖秋萍" calcext:value-type="string">
            <text:p>廖秋萍 </text:p>
          </table:table-cell>
          <table:table-cell table:style-name="ce5" office:value-type="string" office:string-value="整建國民中小學教育設施計畫" calcext:value-type="string">
            <text:p>整建國民中小學教育設施計畫 </text:p>
          </table:table-cell>
          <table:table-cell table:style-name="ce5" office:value-type="string" office:string-value="鎮東國小" calcext:value-type="string">
            <text:p>鎮東國小 </text:p>
          </table:table-cell>
          <table:table-cell table:number-columns-repeated="2" table:style-name="ce29" office:value-type="float" office:value="96" calcext:value-type="float">
            <text:p>96 </text:p>
          </table:table-cell>
          <table:table-cell table:style-name="ce5" office:value-type="string" office:string-value="103年度－資本門其他公共工程-一般小型零星工程-設備及投資-雜項設備費" calcext:value-type="string">
            <text:p>103年度－資本門其他公共工程-一般小型零星工程-設備及投資-雜項設備費 </text:p>
          </table:table-cell>
          <table:table-cell table:style-name="ce5" office:value-type="string" office:string-value="鎮東國小" calcext:value-type="string">
            <text:p>鎮東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加加福家具行" calcext:value-type="string">
            <text:p>加加福家具行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蔡孟真" calcext:value-type="string">
            <text:p>蔡孟真 </text:p>
          </table:table-cell>
          <table:table-cell table:style-name="ce5" office:value-type="string" office:string-value="104年度改善教學環境設備" calcext:value-type="string">
            <text:p>104年度改善教學環境設備 </text:p>
          </table:table-cell>
          <table:table-cell table:style-name="ce5" office:value-type="string" office:string-value="金湖國小" calcext:value-type="string">
            <text:p>金湖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101年度－資本門其他公共工程-一般小型零星工程-設備及投資-雜項設備費" calcext:value-type="string">
            <text:p>101年度－資本門其他公共工程-一般小型零星工程-設備及投資-雜項設備費 </text:p>
          </table:table-cell>
          <table:table-cell table:style-name="ce5" office:value-type="string" office:string-value="金湖國小" calcext:value-type="string">
            <text:p>金湖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上品新實業有限公司" calcext:value-type="string">
            <text:p>上品新實業有限公司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蔡孟真" calcext:value-type="string">
            <text:p>蔡孟真 </text:p>
          </table:table-cell>
          <table:table-cell table:style-name="ce5" office:value-type="string" office:string-value="104年度改善教學環境設備-班級牌及遮光窗簾" calcext:value-type="string">
            <text:p>104年度改善教學環境設備-班級牌及遮光窗簾 </text:p>
          </table:table-cell>
          <table:table-cell table:style-name="ce5" office:value-type="string" office:string-value="金湖國小" calcext:value-type="string">
            <text:p>金湖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應付歲出保留款-102年度-資本門-其他公共工程-一般小型零星工程-設備及投資-雜項設備費" calcext:value-type="string">
            <text:p>應付歲出保留款-102年度-資本門-其他公共工程-一般小型零星工程-設備及投資-雜項設備費 </text:p>
          </table:table-cell>
          <table:table-cell table:style-name="ce5" office:value-type="string" office:string-value="金湖國小" calcext:value-type="string">
            <text:p>金湖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大雅帆布行" calcext:value-type="string">
            <text:p>大雅帆布行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蔡岳儒" calcext:value-type="string">
            <text:p>蔡岳儒 </text:p>
          </table:table-cell>
          <table:table-cell table:style-name="ce5" office:value-type="string" office:string-value="104年度充實教學設備" calcext:value-type="string">
            <text:p>104年度充實教學設備 </text:p>
          </table:table-cell>
          <table:table-cell table:style-name="ce5" office:value-type="string" office:string-value="成龍國小" calcext:value-type="string">
            <text:p>成龍國小 </text:p>
          </table:table-cell>
          <table:table-cell table:number-columns-repeated="2" table:style-name="ce29" office:value-type="float" office:value="89" calcext:value-type="float">
            <text:p>89 </text:p>
          </table:table-cell>
          <table:table-cell table:style-name="ce5" office:value-type="string" office:string-value="應付歲出保留款-102年度-資本門-其他公共工程-一般小型零星工程-設備及投資-雜項設備費" calcext:value-type="string">
            <text:p>應付歲出保留款-102年度-資本門-其他公共工程-一般小型零星工程-設備及投資-雜項設備費 </text:p>
          </table:table-cell>
          <table:table-cell table:style-name="ce5" office:value-type="string" office:string-value="成龍國小" calcext:value-type="string">
            <text:p>成龍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田日蒸資訊社" calcext:value-type="string">
            <text:p>田日蒸資訊社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蔡岳儒" calcext:value-type="string">
            <text:p>蔡岳儒 </text:p>
          </table:table-cell>
          <table:table-cell table:style-name="ce5" office:value-type="string" office:string-value="活動中心補充摺合椅設備" calcext:value-type="string">
            <text:p>活動中心補充摺合椅設備 </text:p>
          </table:table-cell>
          <table:table-cell table:style-name="ce5" office:value-type="string" office:string-value="北辰國小" calcext:value-type="string">
            <text:p>北辰國小 </text:p>
          </table:table-cell>
          <table:table-cell table:number-columns-repeated="2" table:style-name="ce29" office:value-type="float" office:value="96" calcext:value-type="float">
            <text:p>96 </text:p>
          </table:table-cell>
          <table:table-cell table:style-name="ce5" office:value-type="string" office:string-value="應付歲出保留款-103年度-資本門-其他公共工程-一般小型零星工程-設備及投資-雜項設備費" calcext:value-type="string">
            <text:p>應付歲出保留款-103年度-資本門-其他公共工程-一般小型零星工程-設備及投資-雜項設備費 </text:p>
          </table:table-cell>
          <table:table-cell table:style-name="ce5" office:value-type="string" office:string-value="北辰國小" calcext:value-type="string">
            <text:p>北辰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宜嘉傢俱工作室" calcext:value-type="string">
            <text:p>宜嘉傢俱工作室 </text:p>
          </table:table-cell>
          <table:table-cell table:style-name="ce50" table:number-columns-repeated="1015"/>
        </table:table-row>
        <table:table-row table:style-name="ro32">
          <table:table-cell table:style-name="ce5" office:value-type="string" office:string-value="蔡岳儒" calcext:value-type="string">
            <text:p>蔡岳儒 </text:p>
          </table:table-cell>
          <table:table-cell table:style-name="ce5" office:value-type="string" office:string-value="改善校園安全-車棚修繕工程" calcext:value-type="string">
            <text:p>改善校園安全-車棚修繕工程 </text:p>
          </table:table-cell>
          <table:table-cell table:style-name="ce5" office:value-type="string" office:string-value="東榮國小" calcext:value-type="string">
            <text:p>東榮國小 </text:p>
          </table:table-cell>
          <table:table-cell table:number-columns-repeated="2" table:style-name="ce29" office:value-type="float" office:value="98" calcext:value-type="float">
            <text:p>98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東榮國小" calcext:value-type="string">
            <text:p>東榮國小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松裕工程行" calcext:value-type="string">
            <text:p>松裕工程行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蘇俊豪" calcext:value-type="string">
            <text:p>蘇俊豪 </text:p>
          </table:table-cell>
          <table:table-cell table:style-name="ce5" office:value-type="string" calcext:value-type="string">
            <text:p>104年度電腦教室設備更新</text:p>
            <text:p>LP5-104013</text:p>
          </table:table-cell>
          <table:table-cell table:style-name="ce5" office:value-type="string" office:string-value="四湖國中" calcext:value-type="string">
            <text:p>四湖國中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應付歲出保留款-103年度-資本門-其他公共工程-一般小型零星工程-設備及投資-雜項設備費" calcext:value-type="string">
            <text:p>應付歲出保留款-103年度-資本門-其他公共工程-一般小型零星工程-設備及投資-雜項設備費 </text:p>
          </table:table-cell>
          <table:table-cell table:style-name="ce5" office:value-type="string" office:string-value="四湖國中" calcext:value-type="string">
            <text:p>四湖國中 </text:p>
          </table:table-cell>
          <table:table-cell table:style-name="ce5" office:value-type="string" office:string-value="共同供應契約" calcext:value-type="string">
            <text:p>共同供應契約 </text:p>
          </table:table-cell>
          <table:table-cell table:style-name="ce5" office:value-type="string" office:string-value="晴鴻資訊" calcext:value-type="string">
            <text:p>晴鴻資訊 </text:p>
          </table:table-cell>
          <table:table-cell table:style-name="ce50" table:number-columns-repeated="1015"/>
        </table:table-row>
        <table:table-row table:style-name="ro33">
          <table:table-cell table:style-name="ce5" office:value-type="string" office:string-value="王秋足" calcext:value-type="string">
            <text:p>王秋足 </text:p>
          </table:table-cell>
          <table:table-cell table:style-name="ce5" office:value-type="string" calcext:value-type="string">
            <text:p>104年度改善教學環境及充實校園廣播工程</text:p>
            <text:p>A1040319</text:p>
          </table:table-cell>
          <table:table-cell table:style-name="ce5" office:value-type="string" office:string-value="大東國小" calcext:value-type="string">
            <text:p>大東國小 </text:p>
          </table:table-cell>
          <table:table-cell table:style-name="ce29" office:value-type="float" office:value="1003" calcext:value-type="float">
            <text:p>1,003 </text:p>
          </table:table-cell>
          <table:table-cell table:style-name="ce29" office:value-type="float" office:value="979" calcext:value-type="float">
            <text:p>979 </text:p>
          </table:table-cell>
          <table:table-cell table:style-name="ce5" office:value-type="string" office:string-value="104年資本門-其他公共工程-一般小型零星工程-設備及投資-公共建設及設備費-辦理道路、水利、水土保持、遊憩景觀、綠化、社區改善、教育設施及其他小型零星工程" calcext:value-type="string">
            <text:p>104年資本門-其他公共工程-一般小型零星工程-設備及投資-公共建設及設備費-辦理道路、水利、水土保持、遊憩景觀、綠化、社區改善、教育設施及其他小型零星工程 </text:p>
          </table:table-cell>
          <table:table-cell table:style-name="ce5" office:value-type="string" office:string-value="大東國小" calcext:value-type="string">
            <text:p>大東國小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領航家實業社" calcext:value-type="string">
            <text:p>領航家實業社 </text:p>
          </table:table-cell>
          <table:table-cell table:style-name="ce50" table:number-columns-repeated="1015"/>
        </table:table-row>
        <table:table-row table:style-name="ro34">
          <table:table-cell table:style-name="ce11" office:value-type="string" office:string-value="林建鴻" calcext:value-type="string">
            <text:p>林建鴻 </text:p>
          </table:table-cell>
          <table:table-cell table:style-name="ce11" office:value-type="string" calcext:value-type="string">
            <text:p>教師宿舍頂樓防水工程</text:p>
            <text:p>a10405</text:p>
          </table:table-cell>
          <table:table-cell table:style-name="ce11" office:value-type="string" office:string-value="麥寮高中" calcext:value-type="string">
            <text:p>麥寮高中 </text:p>
          </table:table-cell>
          <table:table-cell table:style-name="ce34" office:value-type="float" office:value="200" calcext:value-type="float">
            <text:p>200 </text:p>
          </table:table-cell>
          <table:table-cell table:style-name="ce34" office:value-type="float" office:value="193" calcext:value-type="float">
            <text:p>193 </text:p>
          </table:table-cell>
          <table:table-cell table:style-name="ce11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11" office:value-type="string" office:string-value="麥寮高中" calcext:value-type="string">
            <text:p>麥寮高中 </text:p>
          </table:table-cell>
          <table:table-cell table:style-name="ce11" office:value-type="string" office:string-value="公開招標" calcext:value-type="string">
            <text:p>公開招標 </text:p>
          </table:table-cell>
          <table:table-cell table:style-name="ce11" office:value-type="string" office:string-value="晟宥土木包工業、張涵瑋建築師事務所" calcext:value-type="string">
            <text:p>晟宥土木包工業、張涵瑋建築師事務所 </text:p>
          </table:table-cell>
          <table:table-cell table:style-name="ce51" table:number-columns-repeated="1015"/>
        </table:table-row>
        <table:table-row table:style-name="ro35">
          <table:table-cell table:style-name="ce5" office:value-type="string" office:string-value="顏旭懋" calcext:value-type="string">
            <text:p>顏旭懋 </text:p>
          </table:table-cell>
          <table:table-cell table:style-name="ce5" office:value-type="string" calcext:value-type="string">
            <text:p>104年度教學設施改善工程</text:p>
            <text:p>104B0901</text:p>
          </table:table-cell>
          <table:table-cell table:style-name="ce5" office:value-type="string" office:string-value="馬光國中" calcext:value-type="string">
            <text:p>馬光國中 </text:p>
          </table:table-cell>
          <table:table-cell table:style-name="ce29" office:value-type="float" office:value="200" calcext:value-type="float">
            <text:p>200 </text:p>
          </table:table-cell>
          <table:table-cell table:style-name="ce29" office:value-type="float" office:value="195" calcext:value-type="float">
            <text:p>195 </text:p>
          </table:table-cell>
          <table:table-cell table:style-name="ce5" office:value-type="string" office:string-value="104年度－資本門其他公共工程-一般小型零星工程-設備及投資-公共建設及設備費-雜項設備費" calcext:value-type="string">
            <text:p>104年度－資本門其他公共工程-一般小型零星工程-設備及投資-公共建設及設備費-雜項設備費 </text:p>
          </table:table-cell>
          <table:table-cell table:style-name="ce5" office:value-type="string" office:string-value="馬光國中" calcext:value-type="string">
            <text:p>馬光國中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玉森土木包工業" calcext:value-type="string">
            <text:p>玉森土木包工業 </text:p>
          </table:table-cell>
          <table:table-cell table:style-name="ce50" table:number-columns-repeated="1015"/>
        </table:table-row>
        <table:table-row table:style-name="ro36">
          <table:table-cell table:style-name="ce5" office:value-type="string" office:string-value="顏旭懋" calcext:value-type="string">
            <text:p>顏旭懋 </text:p>
          </table:table-cell>
          <table:table-cell table:style-name="ce5" office:value-type="string" calcext:value-type="string">
            <text:p>104年度改善教學環境工程</text:p>
            <text:p>A1040716</text:p>
          </table:table-cell>
          <table:table-cell table:style-name="ce5" office:value-type="string" office:string-value="褒忠國小" calcext:value-type="string">
            <text:p>褒忠國小 </text:p>
          </table:table-cell>
          <table:table-cell table:style-name="ce29" office:value-type="float" office:value="400" calcext:value-type="float">
            <text:p>400 </text:p>
          </table:table-cell>
          <table:table-cell table:style-name="ce29" office:value-type="float" office:value="386" calcext:value-type="float">
            <text:p>386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104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5" office:value-type="string" office:string-value="褒忠國小" calcext:value-type="string">
            <text:p>褒忠國小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聚誠土木包工業" calcext:value-type="string">
            <text:p>聚誠土木包工業 </text:p>
          </table:table-cell>
          <table:table-cell table:style-name="ce50" table:number-columns-repeated="1015"/>
        </table:table-row>
        <table:table-row table:style-name="ro37">
          <table:table-cell table:style-name="ce6" office:value-type="string" office:string-value="廖清祥" calcext:value-type="string" table:number-columns-spanned="1" table:number-rows-spanned="2">
            <text:p>廖清祥 </text:p>
          </table:table-cell>
          <table:table-cell table:style-name="ce6" office:value-type="string" calcext:value-type="string" table:number-columns-spanned="1" table:number-rows-spanned="2">
            <text:p>103年度校史館整修工程</text:p>
            <text:p>104001-B</text:p>
          </table:table-cell>
          <table:table-cell table:style-name="ce6" office:value-type="string" office:string-value="東南國中" calcext:value-type="string" table:number-columns-spanned="1" table:number-rows-spanned="2">
            <text:p>東南國中 </text:p>
          </table:table-cell>
          <table:table-cell table:style-name="ce30" office:value-type="float" office:value="2000" calcext:value-type="float" table:number-columns-spanned="1" table:number-rows-spanned="2">
            <text:p>2,000 </text:p>
          </table:table-cell>
          <table:table-cell table:style-name="ce29" office:value-type="float" office:value="1507" calcext:value-type="float">
            <text:p>1,507 </text:p>
          </table:table-cell>
          <table:table-cell table:style-name="ce5" office:value-type="string" office:string-value="應附歲出保留款-103年度-資本門-其他公共工程-一般小型零星工程-設備及投資-辦理道路、水利、水土保持、遊憩景觀、綠化、社區改善、教育設施及其他小型零星工程" calcext:value-type="string">
            <text:p>應附歲出保留款-103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6" office:value-type="string" office:string-value="東南國中" calcext:value-type="string" table:number-columns-spanned="1" table:number-rows-spanned="2">
            <text:p>東南國中 </text:p>
          </table:table-cell>
          <table:table-cell table:style-name="ce6" office:value-type="string" office:string-value="公開招標" calcext:value-type="string" table:number-columns-spanned="1" table:number-rows-spanned="2">
            <text:p>公開招標 </text:p>
          </table:table-cell>
          <table:table-cell table:style-name="ce6" office:value-type="string" office:string-value="建承營造有限公司" calcext:value-type="string" table:number-columns-spanned="1" table:number-rows-spanned="2">
            <text:p>建承營造有限公司 </text:p>
          </table:table-cell>
          <table:table-cell table:style-name="ce50" table:number-columns-repeated="1015"/>
        </table:table-row>
        <table:table-row table:style-name="ro38">
          <table:covered-table-cell table:number-columns-repeated="3" table:style-name="ce5"/>
          <table:covered-table-cell table:style-name="ce29"/>
          <table:table-cell table:style-name="ce29" office:value-type="float" office:value="119" calcext:value-type="float">
            <text:p>119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104年度-資本門-其他公共工程-一般小型零星工程-設備及投資-辦理道路、水利、水土保持、遊憩景觀、綠化、社區改善、教育設施及其他小型零星工程 </text:p>
          </table:table-cell>
          <table:covered-table-cell table:number-columns-repeated="3" table:style-name="ce5"/>
          <table:table-cell table:style-name="ce50" table:number-columns-repeated="1015"/>
        </table:table-row>
        <table:table-row table:style-name="ro29">
          <table:table-cell table:style-name="ce12" office:value-type="string" office:string-value="廖清祥" calcext:value-type="string" table:number-columns-spanned="1" table:number-rows-spanned="2">
            <text:p>廖清祥 </text:p>
          </table:table-cell>
          <table:table-cell table:style-name="ce6" office:value-type="string" calcext:value-type="string" table:number-columns-spanned="1" table:number-rows-spanned="2">
            <text:p>103年度行政教室三樓東西側廁所改建工程</text:p>
            <text:p>A1040602</text:p>
          </table:table-cell>
          <table:table-cell table:style-name="ce6" office:value-type="string" office:string-value="石榴國中" calcext:value-type="string" table:number-columns-spanned="1" table:number-rows-spanned="2">
            <text:p>石榴國中 </text:p>
          </table:table-cell>
          <table:table-cell table:style-name="ce30" office:value-type="float" office:value="830" calcext:value-type="float" table:number-columns-spanned="1" table:number-rows-spanned="2">
            <text:p>830 </text:p>
          </table:table-cell>
          <table:table-cell table:style-name="ce29" office:value-type="float" office:value="97" calcext:value-type="float">
            <text:p>97 </text:p>
          </table:table-cell>
          <table:table-cell table:style-name="ce5" office:value-type="string" office:string-value="應附歲出保留款-103年度-資本門-其他公共工程-一般小型零星工程-設備及投資-辦理道路、水利、水土保持、遊憩景觀、綠化、社區改善、教育設施及其他小型零星工程" calcext:value-type="string">
            <text:p>應附歲出保留款-103年度-資本門-其他公共工程-一般小型零星工程-設備及投資-辦理道路、水利、水土保持、遊憩景觀、綠化、社區改善、教育設施及其他小型零星工程 </text:p>
          </table:table-cell>
          <table:table-cell table:style-name="ce6" office:value-type="string" office:string-value="石榴國中" calcext:value-type="string" table:number-columns-spanned="1" table:number-rows-spanned="2">
            <text:p>石榴國中 </text:p>
          </table:table-cell>
          <table:table-cell table:style-name="ce6" office:value-type="string" office:string-value="公開招標" calcext:value-type="string" table:number-columns-spanned="1" table:number-rows-spanned="2">
            <text:p>公開招標 </text:p>
          </table:table-cell>
          <table:table-cell table:style-name="ce6" office:value-type="string" calcext:value-type="string" table:number-columns-spanned="1" table:number-rows-spanned="2">
            <text:p>大將工程顧問有限公司</text:p>
            <text:p>禾結土木包工業</text:p>
          </table:table-cell>
          <table:table-cell table:style-name="ce50" table:number-columns-repeated="1015"/>
        </table:table-row>
        <table:table-row table:style-name="ro32">
          <table:covered-table-cell table:style-name="ce13"/>
          <table:covered-table-cell table:number-columns-repeated="2" table:style-name="ce5"/>
          <table:covered-table-cell table:style-name="ce29"/>
          <table:table-cell table:style-name="ce29" office:value-type="float" office:value="685" calcext:value-type="float">
            <text:p>685 </text:p>
          </table:table-cell>
          <table:table-cell table:style-name="ce5" office:value-type="string" office:string-value="104年度-資本門-其他公共工程-一般小型零星工程-設備及投資-辦理道路、水利、水土保持、遊憩景觀、綠化、社區改善、教育設施及其他小型零星工程" calcext:value-type="string">
            <text:p>104年度-資本門-其他公共工程-一般小型零星工程-設備及投資-辦理道路、水利、水土保持、遊憩景觀、綠化、社區改善、教育設施及其他小型零星工程 </text:p>
          </table:table-cell>
          <table:covered-table-cell table:number-columns-repeated="3" table:style-name="ce5"/>
          <table:table-cell table:style-name="ce50" table:number-columns-repeated="1015"/>
        </table:table-row>
        <table:table-row table:style-name="ro39">
          <table:table-cell table:style-name="ce5" office:value-type="string" office:string-value="蔡岳儒" calcext:value-type="string">
            <text:p>蔡岳儒 </text:p>
          </table:table-cell>
          <table:table-cell table:style-name="ce5" office:value-type="string" office:string-value="北港國中改善及充實教學環境計畫(案號：B10401)" calcext:value-type="string">
            <text:p>北港國中改善及充實教學環境計畫(案號：B10401) </text:p>
          </table:table-cell>
          <table:table-cell table:style-name="ce5" office:value-type="string" office:string-value="北港國中" calcext:value-type="string">
            <text:p>北港國中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工務處103年度-資本門-其他公共工程-一般小型零星工程-設備及投資-雜項設備費" calcext:value-type="string">
            <text:p>工務處103年度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松韻" calcext:value-type="string">
            <text:p>松韻 </text:p>
          </table:table-cell>
          <table:table-cell table:style-name="ce50" table:number-columns-repeated="1015"/>
        </table:table-row>
        <table:table-row table:style-name="ro21">
          <table:table-cell table:style-name="ce5" office:value-type="string" office:string-value="王士壬" calcext:value-type="string">
            <text:p>王士壬 </text:p>
          </table:table-cell>
          <table:table-cell table:style-name="ce5" office:value-type="string" office:string-value="馬光國中口琴教學改善計畫(逕洽廠商無標案案號)" calcext:value-type="string">
            <text:p>馬光國中口琴教學改善計畫(逕洽廠商無標案案號) </text:p>
          </table:table-cell>
          <table:table-cell table:style-name="ce5" office:value-type="string" office:string-value="馬光國中" calcext:value-type="string">
            <text:p>馬光國中 </text:p>
          </table:table-cell>
          <table:table-cell table:number-columns-repeated="2" table:style-name="ce29" office:value-type="float" office:value="97" calcext:value-type="float">
            <text:p>97 </text:p>
          </table:table-cell>
          <table:table-cell table:style-name="ce5" office:value-type="string" office:string-value="工務處103年度應付歲出保留款-資本門-其他公共工程-一般小型零星工程-設備及投資-雜項設備費" calcext:value-type="string">
            <text:p>工務處103年度應付歲出保留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華泰大西洋行" calcext:value-type="string">
            <text:p>華泰大西洋行 </text:p>
          </table:table-cell>
          <table:table-cell table:style-name="ce50" table:number-columns-repeated="1015"/>
        </table:table-row>
        <table:table-row table:style-name="ro40">
          <table:table-cell table:style-name="ce5" office:value-type="string" office:string-value="江文登" calcext:value-type="string">
            <text:p>江文登 </text:p>
          </table:table-cell>
          <table:table-cell table:style-name="ce5" office:value-type="string" office:string-value="崇德國中104年行進管樂隊購買樂器計畫(案號：B104010)" calcext:value-type="string">
            <text:p>崇德國中104年行進管樂隊購買樂器計畫(案號：B104010) </text:p>
          </table:table-cell>
          <table:table-cell table:style-name="ce5" office:value-type="string" office:string-value="崇德國中" calcext:value-type="string">
            <text:p>崇德國中 </text:p>
          </table:table-cell>
          <table:table-cell table:number-columns-repeated="2" table:style-name="ce29" office:value-type="float" office:value="200" calcext:value-type="float">
            <text:p>2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松韻" calcext:value-type="string">
            <text:p>松韻 </text:p>
          </table:table-cell>
          <table:table-cell table:style-name="ce50" table:number-columns-repeated="1015"/>
        </table:table-row>
        <table:table-row table:style-name="ro41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office:string-value="土庫國中國樂班改善及充實教學環境設備(案號：tuku10404)" calcext:value-type="string">
            <text:p>土庫國中國樂班改善及充實教學環境設備(案號：tuku10404) </text:p>
          </table:table-cell>
          <table:table-cell table:style-name="ce5" office:value-type="string" office:string-value="土庫國中" calcext:value-type="string">
            <text:p>土庫國中 </text:p>
          </table:table-cell>
          <table:table-cell table:number-columns-repeated="2" table:style-name="ce29" office:value-type="float" office:value="193" calcext:value-type="float">
            <text:p>193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公開招標" calcext:value-type="string">
            <text:p>公開招標 </text:p>
          </table:table-cell>
          <table:table-cell table:style-name="ce5" office:value-type="string" office:string-value="古小兔企業有限公司" calcext:value-type="string">
            <text:p>古小兔企業有限公司 </text:p>
          </table:table-cell>
          <table:table-cell table:style-name="ce50" table:number-columns-repeated="1015"/>
        </table:table-row>
        <table:table-row table:style-name="ro42">
          <table:table-cell table:style-name="ce5" office:value-type="string" office:string-value="陳俊龍" calcext:value-type="string">
            <text:p>陳俊龍 </text:p>
          </table:table-cell>
          <table:table-cell table:style-name="ce5" office:value-type="string" office:string-value="馬光國中國樂隊培訓計畫(逕洽廠商無標案案號)" calcext:value-type="string">
            <text:p>馬光國中國樂隊培訓計畫(逕洽廠商無標案案號) </text:p>
          </table:table-cell>
          <table:table-cell table:style-name="ce5" office:value-type="string" office:string-value="馬光國中" calcext:value-type="string">
            <text:p>馬光國中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唐克樂器股份有限公司" calcext:value-type="string">
            <text:p>唐克樂器股份有限公司 </text:p>
          </table:table-cell>
          <table:table-cell table:style-name="ce50" table:number-columns-repeated="1015"/>
        </table:table-row>
        <table:table-row table:style-name="ro43">
          <table:table-cell table:style-name="ce5" office:value-type="string" office:string-value="沈宗隆" calcext:value-type="string">
            <text:p>沈宗隆 </text:p>
          </table:table-cell>
          <table:table-cell table:style-name="ce5" office:value-type="string" office:string-value="宏崙國小推廣音樂教育「樂玩越有趣」改善暨充實教學環境設備計畫(逕洽廠商無標案案號)" calcext:value-type="string">
            <text:p>宏崙國小推廣音樂教育「樂玩越有趣」改善暨充實教學環境設備計畫(逕洽廠商無標案案號) </text:p>
          </table:table-cell>
          <table:table-cell table:style-name="ce5" office:value-type="string" office:string-value="宏崙國小" calcext:value-type="string">
            <text:p>宏崙國小 </text:p>
          </table:table-cell>
          <table:table-cell table:number-columns-repeated="2" table:style-name="ce29" office:value-type="float" office:value="100" calcext:value-type="float">
            <text:p>1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古小兔企業有限公司" calcext:value-type="string">
            <text:p>古小兔企業有限公司 </text:p>
          </table:table-cell>
          <table:table-cell table:style-name="ce50" table:number-columns-repeated="1015"/>
        </table:table-row>
        <table:table-row table:style-name="ro44">
          <table:table-cell table:style-name="ce5" office:value-type="string" office:string-value="鍾明馨" calcext:value-type="string">
            <text:p>鍾明馨 </text:p>
          </table:table-cell>
          <table:table-cell table:style-name="ce5" office:value-type="string" office:string-value="莿桐國中104年度充實美術教學軟硬體設備計畫(逕洽廠商無標案案號)" calcext:value-type="string">
            <text:p>莿桐國中104年度充實美術教學軟硬體設備計畫(逕洽廠商無標案案號) </text:p>
          </table:table-cell>
          <table:table-cell table:style-name="ce5" office:value-type="string" office:string-value="莿桐國中" calcext:value-type="string">
            <text:p>莿桐國中 </text:p>
          </table:table-cell>
          <table:table-cell table:number-columns-repeated="2" table:style-name="ce35" office:value-type="float" office:value="200" calcext:value-type="float">
            <text:p>200 </text:p>
          </table:table-cell>
          <table:table-cell table:style-name="ce5" office:value-type="string" office:string-value="工務處104年度墊付款-資本門-其他公共工程-一般小型零星工程-設備及投資-雜項設備費" calcext:value-type="string">
            <text:p>工務處104年度墊付款-資本門-其他公共工程-一般小型零星工程-設備及投資-雜項設備費 </text:p>
          </table:table-cell>
          <table:table-cell table:style-name="ce5" office:value-type="string" office:string-value="教育處" calcext:value-type="string">
            <text:p>教育處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calcext:value-type="string">
            <text:p>世薪美術社</text:p>
            <text:p>新泰裝璜行</text:p>
            <text:p>采誠科技股份有限公司</text:p>
            <text:p>震達辦公家具有限公司</text:p>
            <text:p>尚穎商行</text:p>
          </table:table-cell>
          <table:table-cell table:style-name="ce50" table:number-columns-repeated="1015"/>
        </table:table-row>
        <table:table-row table:style-name="ro45">
          <table:table-cell table:style-name="ce14" office:value-type="string" calcext:value-type="string" table:number-columns-spanned="3" table:number-rows-spanned="1">
            <text:p>合 <text:s text:c="9"/>計</text:p>
          </table:table-cell>
          <table:covered-table-cell table:style-name="ce25"/>
          <table:covered-table-cell table:style-name="ce28"/>
          <table:table-cell table:style-name="ce36" table:formula="of:=SUM([.D6:.D88])" office:value-type="float" office:value="58460" calcext:value-type="float">
            <text:p>58,460 </text:p>
          </table:table-cell>
          <table:table-cell table:style-name="ce36" table:formula="of:=SUM([.E6:.E88])" office:value-type="float" office:value="57443" calcext:value-type="float">
            <text:p>57,443 </text:p>
          </table:table-cell>
          <table:table-cell table:style-name="ce43" table:number-columns-spanned="4" table:number-rows-spanned="1"/>
          <table:covered-table-cell table:number-columns-repeated="3" table:style-name="ce43"/>
          <table:table-cell table:style-name="ce52" table:number-columns-repeated="1015"/>
        </table:table-row>
        <table:table-row table:style-name="ro46">
          <table:table-cell table:style-name="ce15" office:value-type="string" calcext:value-type="string">
            <text:p>註：1.本表主辦機關為行政院主計總處。</text:p>
          </table:table-cell>
          <table:table-cell table:number-columns-repeated="7"/>
          <table:table-cell table:style-name="ce17"/>
          <table:table-cell table:number-columns-repeated="1015"/>
        </table:table-row>
        <table:table-row table:style-name="ro47">
          <table:table-cell table:style-name="ce15" office:value-type="string" calcext:value-type="string">
            <text:p>　　2.本表第一次查填及送達期限為<text:span text:style-name="T1">7月20日前</text:span><text:span text:style-name="T2">。</text:span></text:p>
          </table:table-cell>
          <table:table-cell table:number-columns-repeated="7"/>
          <table:table-cell table:style-name="ce17"/>
          <table:table-cell table:number-columns-repeated="1015"/>
        </table:table-row>
        <table:table-row table:style-name="ro48" table:number-rows-repeated="1048484">
          <table:table-cell table:number-columns-repeated="1024"/>
        </table:table-row>
        <table:table-row table:style-name="ro48">
          <table:table-cell table:number-columns-repeated="1024"/>
        </table:table-row>
        <table:named-expressions>
          <table:named-range table:name="Excel_BuiltIn_Print_Area" table:base-cell-address="$議員4.$A$1" table:cell-range-address="$議員4.$A$1:.$I$91" table:range-usable-as="print-range"/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NT$</number:text>
      <number:number number:decimal-places="0" loext:min-decimal-places="0" number:min-integer-digits="1" number:grouping="true"/>
    </number:number-style>
    <number:number-style style:name="N175">
      <number:text>-NT$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NT$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NT$</number:text>
      <number:number number:decimal-places="2" loext:min-decimal-places="2" number:min-integer-digits="1" number:grouping="true"/>
    </number:number-style>
    <number:number-style style:name="N178">
      <number:text>-NT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NT$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NT$</loext:text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0" loext:min-decimal-places="0" number:min-integer-digits="1" number:grouping="true"/>
      <number:text> </number:text>
    </number:number-style>
    <number:number-style style:name="N199P0" style:volatile="true">
      <number:number number:decimal-places="0" loext:min-decimal-places="0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percentage-style style:name="N200">
      <number:number number:decimal-places="1" loext:min-decimal-places="1" number:min-integer-digits="1"/>
      <number:text>%</number:text>
    </number:percentage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3" loext:min-decimal-places="3" number:min-integer-digits="1" number:grouping="true"/>
      <number:text> </number:text>
    </number:number-style>
    <number:number-style style:name="N206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loext:min-decimal-places="4" number:min-integer-digits="1" number:grouping="true"/>
      <number:text> </number:text>
    </number:number-style>
    <number:number-style style:name="N208">
      <number:number number:decimal-places="2" loext:min-decimal-places="2" number:min-integer-digits="1" number:grouping="true" number:display-factor="1000"/>
    </number:number-style>
    <number:number-style style:name="N209">
      <number:number number:decimal-places="2" loext:min-decimal-places="2" number:min-integer-digits="1" number:grouping="true" number:display-factor="1000"/>
      <number:text> </number:text>
    </number:number-style>
    <number:number-style style:name="N210">
      <number:number number:decimal-places="3" loext:min-decimal-places="3" number:min-integer-digits="1" number:grouping="true" number:display-factor="1000"/>
      <number:text> </number:text>
    </number:number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number-style style:name="N212">
      <number:number number:decimal-places="3" loext:min-decimal-places="3" number:min-integer-digits="1" number:grouping="true" number:display-factor="1000"/>
    </number:number-style>
    <number:number-style style:name="N213">
      <number:number number:decimal-places="1" loext:min-decimal-places="1" number:min-integer-digits="1" number:grouping="true" number:display-factor="1000"/>
    </number:number-style>
    <number:number-style style:name="N214">
      <number:number number:decimal-places="0" loext:min-decimal-places="0" number:min-integer-digits="1" number:grouping="true" number:display-factor="1000"/>
    </number:number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" loext:min-decimal-places="1" number:min-integer-digits="1"/>
      <number:text> </number:text>
    </number:number-style>
    <number:number-style style:name="N217P0" style:volatile="true">
      <number:number number:decimal-places="1" loext:min-decimal-places="1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17P0"/>
    </number:number-style>
    <number:number-style style:name="N21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2" style:volatile="true"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fill-character> </loext:fill-character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2" loext:min-decimal-places="2" number:min-integer-digits="1"/>
      <number:text> </number:text>
    </number:number-style>
    <number:number-style style:name="N22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21P0"/>
    </number:number-style>
    <number:number-style style:name="N222">
      <number:number number:decimal-places="0" loext:min-decimal-places="0" number:min-integer-digits="1"/>
      <number:text> </number:text>
    </number:number-style>
    <number:number-style style:name="N223P0" style:volatile="true">
      <number:number number:decimal-places="0" loext:min-decimal-places="0" number:min-integer-digits="1"/>
      <number:text> </number:text>
    </number:number-style>
    <number:number-style style:name="N223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23P0"/>
    </number:number-style>
    <number:number-style style:name="N224">
      <number:number number:decimal-places="0" loext:min-decimal-places="0" number:min-integer-digits="2"/>
    </number:number-style>
    <number:number-style style:name="N226P0" style:volatile="true">
      <number:number number:decimal-places="3" loext:min-decimal-places="3" number:min-integer-digits="1"/>
      <number:text> </number:text>
    </number:number-style>
    <number:number-style style:name="N22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226P0"/>
    </number:number-style>
    <number:number-style style:name="N227">
      <number:number number:decimal-places="3" loext:min-decimal-places="3" number:min-integer-digits="1" number:grouping="true"/>
    </number:number-style>
    <number:number-style style:name="N228P0" style:volatile="true">
      <number:number number:decimal-places="0" loext:min-decimal-places="0" number:min-integer-digits="1" number:grouping="true"/>
      <number:text> </number:text>
    </number:number-style>
    <number:number-style style:name="N2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number number:decimal-places="3" loext:min-decimal-places="3" number:min-integer-digits="1" number:grouping="true"/>
      <number:text> </number:text>
    </number:number-style>
    <number:number-style style:name="N22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229P0"/>
    </number:number-style>
    <number:percentage-style style:name="N230">
      <number:number number:decimal-places="3" loext:min-decimal-places="3" number:min-integer-digits="1"/>
      <number:text>%</number:text>
    </number:percentag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41">
      <style:table-cell-properties fo:padding="0.71mm"/>
    </style:style>
    <style:style style:name="千分位_20_3" style:display-name="千分位 3" style:family="table-cell" style:parent-style-name="Default" style:data-style-name="N141">
      <style:table-cell-properties fo:padding="0.71mm"/>
    </style:style>
    <style:style style:name="千分位_20_4" style:display-name="千分位 4" style:family="table-cell" style:parent-style-name="Default" style:data-style-name="N141">
      <style:table-cell-properties fo:padding="0.71mm"/>
    </style:style>
    <style:style style:name="千分位_20_5" style:display-name="千分位 5" style:family="table-cell" style:parent-style-name="Default" style:data-style-name="N141">
      <style:table-cell-properties fo:padding="0.71mm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100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svg:height="0mm" fo:margin-left="10.99mm" fo:margin-right="10.9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/00/00</text:date>, <text:time style:data-style-name="N2" text:time-value="11:27:49.40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date>2017-05-15T11:31:13.774000000</dc:date>
    <meta:print-date>2016-02-15T12:51:04</meta:print-date>
    <meta:generator>LibreOffice/5.1.5.2$Windows_x86 LibreOffice_project/7a864d8825610a8c07cfc3bc01dd4fce6a9447e5</meta:generator>
    <meta:editing-duration>PT3M24S</meta:editing-duration>
    <meta:editing-cycles>3</meta:editing-cycles>
    <meta:document-statistic meta:table-count="1" meta:cell-count="742" meta:object-count="0"/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